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694in" fo:margin-top="0in" fo:margin-bottom="0in" table:align="center" style:writing-mode="lr-tb"/>
    </style:style>
    <style:style style:name="Table1.A" style:family="table-column">
      <style:table-column-properties style:column-width="0.591in"/>
    </style:style>
    <style:style style:name="Table1.B" style:family="table-column">
      <style:table-column-properties style:column-width="0.6889in"/>
    </style:style>
    <style:style style:name="Table1.C" style:family="table-column">
      <style:table-column-properties style:column-width="0.689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5pt solid #000000" fo:border-right="1.5pt solid #000000" fo:border-top="0.5pt solid #000000" fo:border-bottom="0.5pt solid #000000" style:writing-mode="lr-tb"/>
    </style:style>
    <style:style style:name="Table1.B1"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1.C1"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2" style:family="table">
      <style:table-properties style:width="5.4326in" fo:margin-left="0in" fo:margin-top="0in" fo:margin-bottom="0in" table:align="left" style:writing-mode="lr-tb"/>
    </style:style>
    <style:style style:name="Table2.A" style:family="table-column">
      <style:table-column-properties style:column-width="0.2465in"/>
    </style:style>
    <style:style style:name="Table2.B" style:family="table-column">
      <style:table-column-properties style:column-width="0.2729in"/>
    </style:style>
    <style:style style:name="Table2.C" style:family="table-column">
      <style:table-column-properties style:column-width="0.2736in"/>
    </style:style>
    <style:style style:name="Table2.D" style:family="table-column">
      <style:table-column-properties style:column-width="0.2722in"/>
    </style:style>
    <style:style style:name="Table2.1" style:family="table-row">
      <style:table-row-properties style:min-row-height="0.234in" fo:keep-together="auto"/>
    </style:style>
    <style:style style:name="Table2.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2.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3" style:family="table">
      <style:table-properties style:width="5.4583in" fo:margin-left="0in" fo:margin-top="0in" fo:margin-bottom="0in" table:align="left" style:writing-mode="lr-tb"/>
    </style:style>
    <style:style style:name="Table3.A" style:family="table-column">
      <style:table-column-properties style:column-width="0.2729in"/>
    </style:style>
    <style:style style:name="Table3.1" style:family="table-row">
      <style:table-row-properties style:min-row-height="0.234in" fo:keep-together="auto"/>
    </style:style>
    <style:style style:name="Table3.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3.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4" style:family="table">
      <style:table-properties style:width="5.4583in" fo:margin-top="0in" fo:margin-bottom="0in" table:align="center" style:writing-mode="lr-tb"/>
    </style:style>
    <style:style style:name="Table4.A" style:family="table-column">
      <style:table-column-properties style:column-width="0.2729in"/>
    </style:style>
    <style:style style:name="Table4.1" style:family="table-row">
      <style:table-row-properties style:min-row-height="0.234in" fo:keep-together="auto"/>
    </style:style>
    <style:style style:name="Table4.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4.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4.C1" style:family="table-cell">
      <style:table-cell-properties fo:padding-left="0.075in" fo:padding-right="0.075in" fo:padding-top="0in" fo:padding-bottom="0in" fo:border="0.5pt solid #000000" style:writing-mode="lr-tb"/>
    </style:style>
    <style:style style:name="Table5" style:family="table">
      <style:table-properties style:width="5.4583in" fo:margin-top="0in" fo:margin-bottom="0in" table:align="center" style:writing-mode="lr-tb"/>
    </style:style>
    <style:style style:name="Table5.A" style:family="table-column">
      <style:table-column-properties style:column-width="0.2729in"/>
    </style:style>
    <style:style style:name="Table5.1" style:family="table-row">
      <style:table-row-properties style:min-row-height="0.234in" fo:keep-together="auto"/>
    </style:style>
    <style:style style:name="Table5.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5.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5.C1" style:family="table-cell">
      <style:table-cell-properties fo:padding-left="0.075in" fo:padding-right="0.075in" fo:padding-top="0in" fo:padding-bottom="0in" fo:border="0.5pt solid #000000" style:writing-mode="lr-tb"/>
    </style:style>
    <style:style style:name="Table6" style:family="table">
      <style:table-properties style:width="5.4583in" fo:margin-top="0in" fo:margin-bottom="0in" table:align="center" style:writing-mode="lr-tb"/>
    </style:style>
    <style:style style:name="Table6.A" style:family="table-column">
      <style:table-column-properties style:column-width="0.2729in"/>
    </style:style>
    <style:style style:name="Table6.1" style:family="table-row">
      <style:table-row-properties style:min-row-height="0.234in" fo:keep-together="auto"/>
    </style:style>
    <style:style style:name="Table6.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6.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6.C1" style:family="table-cell">
      <style:table-cell-properties fo:padding-left="0.075in" fo:padding-right="0.075in" fo:padding-top="0in" fo:padding-bottom="0in" fo:border="0.5pt solid #000000" style:writing-mode="lr-tb"/>
    </style:style>
    <style:style style:name="Table7" style:family="table">
      <style:table-properties style:width="5.4326in" fo:margin-left="0in" fo:margin-top="0in" fo:margin-bottom="0in" table:align="left" style:writing-mode="lr-tb"/>
    </style:style>
    <style:style style:name="Table7.A" style:family="table-column">
      <style:table-column-properties style:column-width="0.2465in"/>
    </style:style>
    <style:style style:name="Table7.B" style:family="table-column">
      <style:table-column-properties style:column-width="0.2729in"/>
    </style:style>
    <style:style style:name="Table7.C" style:family="table-column">
      <style:table-column-properties style:column-width="0.2736in"/>
    </style:style>
    <style:style style:name="Table7.D" style:family="table-column">
      <style:table-column-properties style:column-width="0.2722in"/>
    </style:style>
    <style:style style:name="Table7.1" style:family="table-row">
      <style:table-row-properties style:min-row-height="0.234in" fo:keep-together="auto"/>
    </style:style>
    <style:style style:name="Table7.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7.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7.C1" style:family="table-cell">
      <style:table-cell-properties fo:padding-left="0.075in" fo:padding-right="0.075in" fo:padding-top="0in" fo:padding-bottom="0in" fo:border="0.5pt solid #000000" style:writing-mode="lr-tb"/>
    </style:style>
    <style:style style:name="Table7.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7.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8" style:family="table">
      <style:table-properties style:width="5.4326in" fo:margin-left="0in" fo:margin-top="0in" fo:margin-bottom="0in" table:align="left" style:writing-mode="lr-tb"/>
    </style:style>
    <style:style style:name="Table8.A" style:family="table-column">
      <style:table-column-properties style:column-width="0.2465in"/>
    </style:style>
    <style:style style:name="Table8.B" style:family="table-column">
      <style:table-column-properties style:column-width="0.2729in"/>
    </style:style>
    <style:style style:name="Table8.C" style:family="table-column">
      <style:table-column-properties style:column-width="0.2736in"/>
    </style:style>
    <style:style style:name="Table8.D" style:family="table-column">
      <style:table-column-properties style:column-width="0.2722in"/>
    </style:style>
    <style:style style:name="Table8.1" style:family="table-row">
      <style:table-row-properties style:min-row-height="0.234in" fo:keep-together="auto"/>
    </style:style>
    <style:style style:name="Table8.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8.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8.C1" style:family="table-cell">
      <style:table-cell-properties fo:padding-left="0.075in" fo:padding-right="0.075in" fo:padding-top="0in" fo:padding-bottom="0in" fo:border="0.5pt solid #000000" style:writing-mode="lr-tb"/>
    </style:style>
    <style:style style:name="Table8.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8.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9" style:family="table">
      <style:table-properties style:width="5.4326in" fo:margin-left="0in" fo:margin-top="0in" fo:margin-bottom="0in" table:align="left" style:writing-mode="lr-tb"/>
    </style:style>
    <style:style style:name="Table9.A" style:family="table-column">
      <style:table-column-properties style:column-width="0.2465in"/>
    </style:style>
    <style:style style:name="Table9.B" style:family="table-column">
      <style:table-column-properties style:column-width="0.2729in"/>
    </style:style>
    <style:style style:name="Table9.C" style:family="table-column">
      <style:table-column-properties style:column-width="0.2736in"/>
    </style:style>
    <style:style style:name="Table9.D" style:family="table-column">
      <style:table-column-properties style:column-width="0.2722in"/>
    </style:style>
    <style:style style:name="Table9.1" style:family="table-row">
      <style:table-row-properties style:min-row-height="0.234in" fo:keep-together="auto"/>
    </style:style>
    <style:style style:name="Table9.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9.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9.C1" style:family="table-cell">
      <style:table-cell-properties fo:padding-left="0.075in" fo:padding-right="0.075in" fo:padding-top="0in" fo:padding-bottom="0in" fo:border="0.5pt solid #000000" style:writing-mode="lr-tb"/>
    </style:style>
    <style:style style:name="Table9.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9.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10" style:family="table">
      <style:table-properties style:width="5.4326in" fo:margin-top="0in" fo:margin-bottom="0in" table:align="center" style:writing-mode="lr-tb"/>
    </style:style>
    <style:style style:name="Table10.A" style:family="table-column">
      <style:table-column-properties style:column-width="0.2465in"/>
    </style:style>
    <style:style style:name="Table10.B" style:family="table-column">
      <style:table-column-properties style:column-width="0.2729in"/>
    </style:style>
    <style:style style:name="Table10.C" style:family="table-column">
      <style:table-column-properties style:column-width="0.2736in"/>
    </style:style>
    <style:style style:name="Table10.D" style:family="table-column">
      <style:table-column-properties style:column-width="0.2722in"/>
    </style:style>
    <style:style style:name="Table10.1" style:family="table-row">
      <style:table-row-properties style:min-row-height="0.234in" fo:keep-together="auto"/>
    </style:style>
    <style:style style:name="Table10.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10.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10.C1" style:family="table-cell">
      <style:table-cell-properties fo:padding-left="0.075in" fo:padding-right="0.075in" fo:padding-top="0in" fo:padding-bottom="0in" fo:border="0.5pt solid #000000" style:writing-mode="lr-tb"/>
    </style:style>
    <style:style style:name="Table10.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10.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11" style:family="table">
      <style:table-properties style:width="5.4326in" fo:margin-top="0in" fo:margin-bottom="0in" table:align="center" style:writing-mode="lr-tb"/>
    </style:style>
    <style:style style:name="Table11.A" style:family="table-column">
      <style:table-column-properties style:column-width="0.2465in"/>
    </style:style>
    <style:style style:name="Table11.B" style:family="table-column">
      <style:table-column-properties style:column-width="0.2729in"/>
    </style:style>
    <style:style style:name="Table11.C" style:family="table-column">
      <style:table-column-properties style:column-width="0.2736in"/>
    </style:style>
    <style:style style:name="Table11.D" style:family="table-column">
      <style:table-column-properties style:column-width="0.2722in"/>
    </style:style>
    <style:style style:name="Table11.1" style:family="table-row">
      <style:table-row-properties style:min-row-height="0.234in" fo:keep-together="auto"/>
    </style:style>
    <style:style style:name="Table11.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11.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11.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P1" style:family="paragraph" style:parent-style-name="Standard">
      <style:paragraph-properties fo:text-align="center" style:justify-single-word="false"/>
    </style:style>
    <style:style style:name="P2" style:family="paragraph" style:parent-style-name="List_20_Paragraph">
      <style:paragraph-properties fo:margin-left="0in" fo:margin-right="0in" fo:margin-top="0in" fo:margin-bottom="0.0835in" style:contextual-spacing="true" fo:text-align="center" style:justify-single-word="false" fo:text-indent="0in" style:auto-text-indent="false"/>
      <style:text-properties style:font-name="Times New Roman" fo:font-size="14pt" fo:font-weight="bold" style:font-size-asian="14pt" style:font-weight-asian="bold" style:font-name-complex="Times New Roman1" style:font-size-complex="14pt"/>
    </style:style>
    <style:style style:name="P3" style:family="paragraph" style:parent-style-name="List_20_Paragraph">
      <style:paragraph-properties fo:margin-left="0.6252in" fo:margin-right="0in" fo:margin-top="0in" fo:margin-bottom="0in" style:contextual-spacing="true" fo:line-height="100%" fo:text-indent="0in" style:auto-text-indent="false"/>
      <style:text-properties style:font-name="Times New Roman" fo:font-size="14pt" style:font-size-asian="14pt" style:font-name-complex="Times New Roman1" style:font-size-complex="14pt"/>
    </style:style>
    <style:style style:name="P4" style:family="paragraph" style:parent-style-name="Standard">
      <style:paragraph-properties fo:margin-top="0in" fo:margin-bottom="0in" style:contextual-spacing="false" fo:line-height="100%"/>
      <style:text-properties style:font-name="Times New Roman" fo:font-size="14pt" style:font-size-asian="14pt" style:font-name-complex="Times New Roman1" style:font-size-complex="14pt"/>
    </style:style>
    <style:style style:name="P5" style:family="paragraph" style:parent-style-name="Standard">
      <style:paragraph-properties fo:margin-top="0in" fo:margin-bottom="0.0835in" style:contextual-spacing="false" fo:line-height="100%"/>
      <style:text-properties style:font-name="Times New Roman" fo:font-size="14pt" style:font-size-asian="14pt" style:font-name-complex="Times New Roman1" style:font-size-complex="14pt"/>
    </style:style>
    <style:style style:name="P6" style:family="paragraph" style:parent-style-name="Standard">
      <style:paragraph-properties fo:margin-top="0in" fo:margin-bottom="0in" style:contextual-spacing="false" fo:text-align="justify" style:justify-single-word="false"/>
      <style:text-properties style:font-name="Times New Roman" fo:font-size="14pt" style:font-size-asian="14pt" style:font-name-complex="Times New Roman1" style:font-size-complex="14pt"/>
    </style:style>
    <style:style style:name="P7" style:family="paragraph" style:parent-style-name="Standard">
      <style:paragraph-properties fo:margin-left="0.3744in" fo:margin-right="0in" fo:margin-top="0in" fo:margin-bottom="0.0835in" style:contextual-spacing="false" fo:text-align="justify" style:justify-single-word="false" fo:text-indent="0in" style:auto-text-indent="false"/>
      <style:text-properties style:font-name="Times New Roman" fo:font-size="14pt" style:font-size-asian="14pt" style:font-name-complex="Times New Roman1" style:font-size-complex="14pt"/>
    </style:style>
    <style:style style:name="P8" style:family="paragraph" style:parent-style-name="Standard">
      <style:paragraph-properties fo:margin-left="0in" fo:margin-right="0in" fo:text-indent="0.25in" style:auto-text-indent="false"/>
      <style:text-properties style:font-name="Times New Roman" fo:font-size="14pt" style:font-size-asian="14pt" style:font-name-complex="Times New Roman1" style:font-size-complex="14pt"/>
    </style:style>
    <style:style style:name="P9" style:family="paragraph" style:parent-style-name="Standard">
      <style:paragraph-properties fo:margin-left="0in" fo:margin-right="0in" fo:text-indent="0.4925in" style:auto-text-indent="false"/>
      <style:text-properties style:font-name="Times New Roman" fo:font-size="14pt" style:font-size-asian="14pt" style:font-name-complex="Times New Roman1" style:font-size-complex="14pt"/>
    </style:style>
    <style:style style:name="P10" style:family="paragraph" style:parent-style-name="Standard">
      <style:paragraph-properties fo:margin-top="0in" fo:margin-bottom="0in" style:contextual-spacing="false" fo:line-height="100%" fo:text-align="justify" style:justify-single-word="false"/>
      <style:text-properties style:font-name="Times New Roman" fo:font-size="14pt" fo:language="en" fo:country="US" style:font-size-asian="14pt" style:font-name-complex="Times New Roman1" style:font-size-complex="14pt"/>
    </style:style>
    <style:style style:name="P11" style:family="paragraph" style:parent-style-name="Standard">
      <style:paragraph-properties fo:margin-left="0.25in" fo:margin-right="0in" fo:text-indent="0in" style:auto-text-indent="false"/>
      <style:text-properties style:font-name="Times New Roman" fo:font-size="14pt" fo:language="en" fo:country="US" style:font-size-asian="14pt" style:font-name-complex="Times New Roman1" style:font-size-complex="14pt"/>
    </style:style>
    <style:style style:name="P12" style:family="paragraph" style:parent-style-name="List_20_Paragraph">
      <style:paragraph-properties fo:margin-left="0in" fo:margin-right="0in" fo:margin-top="0in" fo:margin-bottom="0.0835in" style:contextual-spacing="true" fo:line-height="100%" fo:text-indent="0in" style:auto-text-indent="false"/>
      <style:text-properties style:font-name="Times New Roman" fo:font-size="8pt" fo:font-style="italic" style:font-size-asian="8pt" style:font-style-asian="italic" style:font-name-complex="Times New Roman1" style:font-size-complex="8pt"/>
    </style:style>
    <style:style style:name="P13"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style:font-name="Times New Roman" fo:font-size="8pt" style:font-size-asian="8pt" style:font-name-complex="Times New Roman1" style:font-size-complex="8pt"/>
    </style:style>
    <style:style style:name="P14" style:family="paragraph" style:parent-style-name="List_20_Paragraph">
      <style:paragraph-properties fo:margin-left="0.6252in" fo:margin-right="0in" fo:margin-top="0in" fo:margin-bottom="0in" style:contextual-spacing="true" fo:line-height="100%" fo:text-align="justify" style:justify-single-word="false" fo:text-indent="0in" style:auto-text-indent="false"/>
    </style:style>
    <style:style style:name="P15" style:family="paragraph" style:parent-style-name="List_20_Paragraph">
      <style:paragraph-properties fo:margin-left="0in" fo:margin-right="0in" fo:margin-top="0in" fo:margin-bottom="0in" style:contextual-spacing="true" fo:line-height="100%" fo:text-align="justify" style:justify-single-word="false" fo:text-indent="0.4917in" style:auto-text-indent="false"/>
    </style:style>
    <style:style style:name="P16" style:family="paragraph" style:parent-style-name="Standard">
      <style:paragraph-properties fo:margin-left="0in" fo:margin-right="0in" fo:margin-top="0in" fo:margin-bottom="0in" style:contextual-spacing="false" fo:line-height="100%" fo:text-align="justify" style:justify-single-word="false" fo:text-indent="0.4917in" style:auto-text-indent="false"/>
    </style:style>
    <style:style style:name="P17" style:family="paragraph" style:parent-style-name="List_20_Paragraph">
      <style:paragraph-properties fo:margin-left="0.1972in" fo:margin-right="0in" fo:margin-top="0in" fo:margin-bottom="0in" style:contextual-spacing="true" fo:line-height="100%" fo:text-align="justify" style:justify-single-word="false" fo:text-indent="0.2945in" style:auto-text-indent="false"/>
    </style:style>
    <style:style style:name="P18" style:family="paragraph" style:parent-style-name="List_20_Paragraph">
      <style:paragraph-properties fo:margin-left="0.6252in" fo:margin-right="0in" fo:margin-top="0in" fo:margin-bottom="0in" style:contextual-spacing="true" fo:line-height="100%" fo:text-align="justify" style:justify-single-word="false" fo:text-indent="-0.1335in" style:auto-text-indent="false"/>
    </style:style>
    <style:style style:name="P19" style:family="paragraph" style:parent-style-name="List_20_Paragraph">
      <style:paragraph-properties fo:margin-left="0.6252in" fo:margin-right="0in" fo:margin-top="0.0835in" fo:margin-bottom="0in" style:contextual-spacing="true" fo:line-height="100%" fo:text-align="justify" style:justify-single-word="false" fo:text-indent="-0.1335in" style:auto-text-indent="false"/>
    </style:style>
    <style:style style:name="P20" style:family="paragraph" style:parent-style-name="Standard">
      <style:paragraph-properties fo:margin-top="0in" fo:margin-bottom="0in" style:contextual-spacing="false" fo:line-height="100%" fo:text-align="justify" style:justify-single-word="false"/>
    </style:style>
    <style:style style:name="P21"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style>
    <style:style style:name="P22" style:family="paragraph" style:parent-style-name="List_20_Paragraph">
      <style:paragraph-properties fo:margin-left="0.3937in" fo:margin-right="0in" fo:margin-top="0in" fo:margin-bottom="0in" style:contextual-spacing="true" fo:line-height="100%" fo:text-indent="0in" style:auto-text-indent="false"/>
    </style:style>
    <style:style style:name="P23" style:family="paragraph" style:parent-style-name="Standard">
      <style:paragraph-properties fo:margin-top="0in" fo:margin-bottom="0in" style:contextual-spacing="false" fo:line-height="100%"/>
    </style:style>
    <style:style style:name="P24" style:family="paragraph" style:parent-style-name="Standard">
      <style:paragraph-properties fo:margin-left="0in" fo:margin-right="0in" fo:margin-top="0in" fo:margin-bottom="0in" style:contextual-spacing="false" fo:line-height="100%" fo:text-indent="0.4917in" style:auto-text-indent="false"/>
    </style:style>
    <style:style style:name="P25" style:family="paragraph" style:parent-style-name="Standard">
      <style:paragraph-properties fo:margin-top="0in" fo:margin-bottom="0.0835in" style:contextual-spacing="false" fo:line-height="100%"/>
    </style:style>
    <style:style style:name="P26" style:family="paragraph" style:parent-style-name="Standard">
      <style:paragraph-properties fo:margin-left="0.6898in" fo:margin-right="0in" fo:margin-top="0in" fo:margin-bottom="0in" style:contextual-spacing="false" fo:line-height="100%" fo:text-indent="-0.6898in" style:auto-text-indent="false"/>
    </style:style>
    <style:style style:name="P27" style:family="paragraph" style:parent-style-name="Standard">
      <style:paragraph-properties fo:margin-left="0in" fo:margin-right="0in" fo:margin-top="0in" fo:margin-bottom="0.0835in" style:contextual-spacing="false" fo:line-height="100%" fo:text-indent="0.3937in" style:auto-text-indent="false"/>
    </style:style>
    <style:style style:name="P28" style:family="paragraph" style:parent-style-name="Standard">
      <style:paragraph-properties fo:margin-left="0in" fo:margin-right="0in" fo:margin-top="0in" fo:margin-bottom="0in" style:contextual-spacing="false" fo:line-height="100%" fo:text-indent="0.3937in" style:auto-text-indent="false"/>
    </style:style>
    <style:style style:name="P29" style:family="paragraph" style:parent-style-name="Standard">
      <style:paragraph-properties fo:text-align="justify" style:justify-single-word="false"/>
    </style:style>
    <style:style style:name="P30" style:family="paragraph" style:parent-style-name="Standard">
      <style:paragraph-properties fo:margin-top="0in" fo:margin-bottom="0.0835in" style:contextual-spacing="false" fo:text-align="justify" style:justify-single-word="false"/>
    </style:style>
    <style:style style:name="P31" style:family="paragraph" style:parent-style-name="Standard">
      <style:paragraph-properties fo:margin-top="0in" fo:margin-bottom="0in" style:contextual-spacing="false" fo:text-align="justify" style:justify-single-word="false"/>
    </style:style>
    <style:style style:name="P32" style:family="paragraph" style:parent-style-name="Standard">
      <style:paragraph-properties fo:margin-left="0.5118in" fo:margin-right="0in" fo:margin-top="0in" fo:margin-bottom="0in" style:contextual-spacing="false" fo:text-align="justify" style:justify-single-word="false" fo:text-indent="0in" style:auto-text-indent="false"/>
    </style:style>
    <style:style style:name="P33" style:family="paragraph" style:parent-style-name="Standard">
      <style:paragraph-properties fo:margin-left="0in" fo:margin-right="0in" fo:text-align="justify" style:justify-single-word="false" fo:text-indent="0.3937in" style:auto-text-indent="false"/>
    </style:style>
    <style:style style:name="P34" style:family="paragraph" style:parent-style-name="Standard">
      <style:paragraph-properties fo:margin-left="0in" fo:margin-right="0in" fo:margin-top="0in" fo:margin-bottom="0in" style:contextual-spacing="false" fo:text-align="justify" style:justify-single-word="false" fo:text-indent="0.3937in" style:auto-text-indent="false"/>
    </style:style>
    <style:style style:name="P35" style:family="paragraph" style:parent-style-name="Standard">
      <style:paragraph-properties fo:margin-left="0.3744in" fo:margin-right="0in" fo:margin-top="0in" fo:margin-bottom="0.0835in" style:contextual-spacing="false" fo:text-align="justify" style:justify-single-word="false" fo:text-indent="0in" style:auto-text-indent="false"/>
    </style:style>
    <style:style style:name="P36" style:family="paragraph" style:parent-style-name="Standard">
      <style:paragraph-properties fo:margin-left="0.5118in" fo:margin-right="0in" fo:margin-top="0in" fo:margin-bottom="0in" style:contextual-spacing="false" fo:text-indent="0in" style:auto-text-indent="false"/>
    </style:style>
    <style:style style:name="P37" style:family="paragraph" style:parent-style-name="Standard">
      <style:paragraph-properties fo:margin-left="0in" fo:margin-right="0in" fo:margin-top="0in" fo:margin-bottom="0in" style:contextual-spacing="false" fo:text-indent="0.4917in" style:auto-text-indent="false"/>
    </style:style>
    <style:style style:name="P38" style:family="paragraph" style:parent-style-name="Standard">
      <style:paragraph-properties fo:margin-top="0in" fo:margin-bottom="0in" style:contextual-spacing="false"/>
    </style:style>
    <style:style style:name="P39" style:family="paragraph" style:parent-style-name="Standard">
      <style:paragraph-properties fo:text-align="justify" style:justify-single-word="false"/>
      <style:text-properties style:text-position="super 58%" style:font-name="Times New Roman" fo:font-size="4pt" style:font-size-asian="4pt" style:font-name-complex="Times New Roman1" style:font-size-complex="4pt"/>
    </style:style>
    <style:style style:name="P40" style:family="paragraph" style:parent-style-name="Standard">
      <style:paragraph-properties fo:margin-top="0in" fo:margin-bottom="0in" style:contextual-spacing="false" fo:line-height="100%"/>
      <style:text-properties style:text-position="super 58%" style:font-name="Times New Roman" fo:font-size="14pt" style:font-size-asian="14pt" style:font-name-complex="Times New Roman1" style:font-size-complex="14pt"/>
    </style:style>
    <style:style style:name="P41" style:family="paragraph" style:parent-style-name="Standard">
      <style:paragraph-properties fo:margin-left="0.6898in" fo:margin-right="0in" fo:margin-top="0in" fo:margin-bottom="0in" style:contextual-spacing="false" fo:line-height="100%" fo:text-indent="-0.6898in" style:auto-text-indent="false"/>
      <style:text-properties style:text-position="super 58%" style:font-name="Times New Roman" fo:font-size="14pt" style:font-size-asian="14pt" style:font-name-complex="Times New Roman1" style:font-size-complex="14pt"/>
    </style:style>
    <style:style style:name="P42" style:family="paragraph" style:parent-style-name="Standard">
      <style:paragraph-properties fo:margin-left="0in" fo:margin-right="0in" fo:margin-top="0in" fo:margin-bottom="0in" style:contextual-spacing="false" fo:text-indent="0.3937in" style:auto-text-indent="false"/>
    </style:style>
    <style:style style:name="P43" style:family="paragraph" style:parent-style-name="Standard">
      <style:paragraph-properties fo:margin-left="0in" fo:margin-right="0in" fo:text-indent="0.3937in" style:auto-text-indent="false"/>
    </style:style>
    <style:style style:name="P44" style:family="paragraph" style:parent-style-name="Standard">
      <style:paragraph-properties fo:margin-left="0in" fo:margin-right="0in" fo:text-indent="0.25in" style:auto-text-indent="false"/>
    </style:style>
    <style:style style:name="P45" style:family="paragraph" style:parent-style-name="Standard">
      <style:paragraph-properties fo:margin-left="0in" fo:margin-right="0in" fo:text-indent="0.4925in" style:auto-text-indent="false"/>
    </style:style>
    <style:style style:name="P4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7" style:family="paragraph" style:parent-style-name="Standard">
      <style:paragraph-properties fo:text-align="center" style:justify-single-word="false"/>
      <style:text-properties fo:font-size="16pt" style:font-size-asian="16pt" style:font-size-complex="16pt"/>
    </style:style>
    <style:style style:name="P4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3pt" fo:language="ru" fo:country="RU" fo:font-weight="bold" officeooo:rsid="0011f3bd" officeooo:paragraph-rsid="0011f3bd" style:letter-kerning="false" style:font-name-asian="Times New Roman1" style:font-size-asian="13pt" style:language-asian="ru" style:country-asian="RU" style:font-weight-asian="bold" style:font-name-complex="Times New Roman1" style:font-size-complex="13pt" style:language-complex="ar" style:country-complex="SA"/>
    </style:style>
    <style:style style:name="P49"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3pt" fo:language="en" fo:country="US" style:letter-kerning="false" style:font-name-asian="Times New Roman1" style:font-size-asian="13pt" style:language-asian="ru" style:country-asian="RU" style:font-name-complex="Times New Roman1" style:font-size-complex="13pt" style:language-complex="ar" style:country-complex="SA"/>
    </style:style>
    <style:style style:name="P50"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P51"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4pt" fo:language="en" fo:country="US" style:letter-kerning="false" style:font-name-asian="Times New Roman1" style:font-size-asian="14pt" style:language-asian="ru" style:country-asian="RU" style:font-name-complex="Times New Roman1" style:font-size-complex="14pt" style:language-complex="ar" style:country-complex="SA"/>
    </style:style>
    <style:style style:name="P52" style:family="paragraph" style:parent-style-name="Standard">
      <style:paragraph-properties fo:margin-top="0in" fo:margin-bottom="0in" style:contextual-spacing="false" fo:text-align="justify" style:justify-single-word="false"/>
      <style:text-properties style:font-name="Times New Roman" fo:font-size="14pt" style:font-size-asian="14pt" style:font-name-complex="Times New Roman1" style:font-size-complex="14pt"/>
    </style:style>
    <style:style style:name="P53" style:family="paragraph" style:parent-style-name="Standard">
      <style:paragraph-properties fo:margin-top="0in" fo:margin-bottom="0in" style:contextual-spacing="false"/>
      <style:text-properties style:font-name="Times New Roman" fo:font-size="14pt" style:font-size-asian="14pt" style:font-name-complex="Times New Roman1" style:font-size-complex="14pt"/>
    </style:style>
    <style:style style:name="P54" style:family="paragraph" style:parent-style-name="Standard">
      <style:paragraph-properties fo:margin-top="0in" fo:margin-bottom="0.0835in" style:contextual-spacing="false" fo:line-height="100%" fo:text-align="justify" style:justify-single-word="false"/>
      <style:text-properties style:font-name="Times New Roman" fo:font-size="14pt" style:font-size-asian="14pt" style:font-name-complex="Times New Roman1" style:font-size-complex="14pt"/>
    </style:style>
    <style:style style:name="P55" style:family="paragraph" style:parent-style-name="Standard">
      <style:paragraph-properties fo:margin-top="0in" fo:margin-bottom="0in" style:contextual-spacing="false" fo:line-height="100%"/>
      <style:text-properties style:font-name="Times New Roman" fo:font-size="14pt" style:font-size-asian="14pt" style:font-name-complex="Times New Roman1" style:font-size-complex="14pt"/>
    </style:style>
    <style:style style:name="P56" style:family="paragraph" style:parent-style-name="Standard">
      <style:paragraph-properties fo:margin-left="0.25in" fo:margin-right="0in" fo:text-indent="0in" style:auto-text-indent="false"/>
      <style:text-properties style:font-name="Times New Roman" fo:font-size="14pt" style:font-size-asian="14pt" style:language-asian="ru" style:country-asian="RU" style:font-name-complex="Times New Roman1" style:font-size-complex="14pt"/>
    </style:style>
    <style:style style:name="P57" style:family="paragraph" style:parent-style-name="Standard">
      <style:paragraph-properties fo:margin-top="0in" fo:margin-bottom="0.0835in" style:contextual-spacing="false"/>
      <style:text-properties style:font-name="Times New Roman" fo:font-size="14pt" fo:font-style="italic" style:font-size-asian="14pt" style:font-style-asian="italic" style:font-name-complex="Times New Roman1" style:font-size-complex="14pt"/>
    </style:style>
    <style:style style:name="P58" style:family="paragraph" style:parent-style-name="Standard">
      <style:paragraph-properties fo:margin-left="0in" fo:margin-right="0in" fo:margin-top="0in" fo:margin-bottom="0in" style:contextual-spacing="false" fo:text-indent="0.3937in" style:auto-text-indent="false"/>
      <style:text-properties style:text-position="super 58%" style:font-name="Times New Roman" fo:font-size="6pt" style:font-size-asian="6pt" style:font-name-complex="Times New Roman1" style:font-size-complex="6pt"/>
    </style:style>
    <style:style style:name="P59" style:family="paragraph" style:parent-style-name="Standard">
      <style:paragraph-properties fo:margin-left="0in" fo:margin-right="0in" fo:text-indent="0.3937in" style:auto-text-indent="false"/>
      <style:text-properties style:text-position="super 58%" style:font-name="Times New Roman" fo:font-size="6pt" style:font-size-asian="6pt" style:font-name-complex="Times New Roman1" style:font-size-complex="6pt"/>
    </style:style>
    <style:style style:name="P60" style:family="paragraph" style:parent-style-name="List_20_Paragraph">
      <style:paragraph-properties fo:margin-left="0in" fo:margin-right="0in" fo:margin-top="0in" fo:margin-bottom="0.0835in" style:contextual-spacing="true" fo:text-align="center" style:justify-single-word="false" fo:text-indent="0in" style:auto-text-indent="false"/>
      <style:text-properties style:font-name="Times New Roman" fo:font-size="14pt" fo:font-weight="bold" style:font-size-asian="14pt" style:font-weight-asian="bold" style:font-name-complex="Times New Roman1" style:font-size-complex="14pt"/>
    </style:style>
    <style:style style:name="P61" style:family="paragraph" style:parent-style-name="List_20_Paragraph">
      <style:paragraph-properties fo:margin-left="0.6252in" fo:margin-right="0in" fo:margin-top="0in" fo:margin-bottom="0in" style:contextual-spacing="true" fo:text-align="justify" style:justify-single-word="false" fo:text-indent="0in" style:auto-text-indent="false"/>
      <style:text-properties style:font-name="Times New Roman" fo:font-size="14pt" style:font-size-asian="14pt" style:font-name-complex="Times New Roman1" style:font-size-complex="14pt"/>
    </style:style>
    <style:style style:name="P62" style:family="paragraph" style:parent-style-name="List_20_Paragraph">
      <style:paragraph-properties fo:margin-left="0in" fo:margin-right="0in" fo:margin-top="0in" fo:margin-bottom="0in" style:contextual-spacing="true" fo:line-height="100%" fo:text-indent="0in" style:auto-text-indent="false"/>
      <style:text-properties style:font-name="Times New Roman" fo:font-size="14pt" fo:font-style="italic" style:font-size-asian="14pt" style:font-style-asian="italic" style:font-name-complex="Times New Roman1" style:font-size-complex="14pt"/>
    </style:style>
    <style:style style:name="P63" style:family="paragraph" style:parent-style-name="List_20_Paragraph">
      <style:paragraph-properties fo:margin-left="0in" fo:margin-right="0in" fo:margin-top="0in" fo:margin-bottom="0.0835in" style:contextual-spacing="true" fo:line-height="100%" fo:text-indent="0in" style:auto-text-indent="false"/>
      <style:text-properties style:font-name="Times New Roman" fo:font-size="14pt" fo:font-style="italic" style:font-size-asian="14pt" style:font-style-asian="italic" style:font-name-complex="Times New Roman1" style:font-size-complex="14pt"/>
    </style:style>
    <style:style style:name="P64" style:family="paragraph" style:parent-style-name="Normal_20__28_Web_29_">
      <style:paragraph-properties fo:margin-top="0.1945in" fo:margin-bottom="0.1945in" style:contextual-spacing="false" fo:text-align="center" style:justify-single-word="false"/>
      <style:text-properties fo:font-size="16pt" style:font-size-asian="16pt" style:font-size-complex="16pt"/>
    </style:style>
    <style:style style:name="P65" style:family="paragraph">
      <loext:graphic-properties draw:fill="none"/>
      <style:paragraph-properties fo:text-align="start"/>
      <style:text-properties fo:font-size="18pt"/>
    </style:style>
    <style:style style:name="P66" style:family="paragraph">
      <loext:graphic-properties draw:fill="solid" draw:fill-color="#ffffff"/>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6pt" officeooo:rsid="0010612e" style:font-size-asian="16pt" style:font-size-complex="16pt"/>
    </style:style>
    <style:style style:name="T3" style:family="text">
      <style:text-properties fo:font-size="16pt" officeooo:rsid="0011f3bd" style:font-size-asian="16pt" style:font-size-complex="16pt"/>
    </style:style>
    <style:style style:name="T4" style:family="text">
      <style:text-properties fo:font-size="16pt" officeooo:rsid="001226b3" style:font-size-asian="16pt" style:font-size-complex="16pt"/>
    </style:style>
    <style:style style:name="T5" style:family="text">
      <style:text-properties fo:font-size="16pt" fo:language="en" fo:country="US" style:font-size-asian="16pt" style:font-size-complex="16pt"/>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font-weight-complex="bold"/>
    </style:style>
    <style:style style:name="T8" style:family="text">
      <style:text-properties style:font-name="Times New Roman" fo:font-size="14pt" fo:font-style="italic" fo:font-weight="bold" style:font-size-asian="14pt" style:font-style-asian="italic" style:font-weight-asian="bold" style:font-name-complex="Times New Roman1" style:font-size-complex="14pt" style:font-weight-complex="bold"/>
    </style:style>
    <style:style style:name="T9" style:family="text">
      <style:text-properties style:font-name="Times New Roman" fo:font-size="14pt" fo:font-style="italic" style:font-size-asian="14pt" style:font-style-asian="italic" style:font-name-complex="Times New Roman1" style:font-size-complex="14pt"/>
    </style:style>
    <style:style style:name="T10" style:family="text">
      <style:text-properties style:font-name="Times New Roman" fo:font-size="14pt" fo:font-style="italic" style:font-size-asian="14pt" style:font-style-asian="italic" style:font-name-complex="Times New Roman1" style:font-size-complex="14pt" style:font-weight-complex="bold"/>
    </style:style>
    <style:style style:name="T11"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2" style:family="text">
      <style:text-properties style:font-name="Times New Roman" fo:font-size="14pt" fo:language="en" fo:country="US" fo:font-style="italic" style:font-size-asian="14pt" style:font-style-asian="italic" style:font-name-complex="Times New Roman1" style:font-size-complex="14pt"/>
    </style:style>
    <style:style style:name="T13" style:family="text">
      <style:text-properties style:font-name="Times New Roman" fo:font-size="14pt" fo:language="en" fo:country="US" fo:font-style="italic" style:text-underline-style="solid" style:text-underline-width="auto" style:text-underline-color="font-color" style:font-size-asian="14pt" style:font-style-asian="italic" style:font-name-complex="Times New Roman1" style:font-size-complex="14pt"/>
    </style:style>
    <style:style style:name="T14"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weight-complex="bold"/>
    </style:style>
    <style:style style:name="T15" style:family="text">
      <style:text-properties style:font-name="Times New Roman" fo:font-size="14pt" fo:language="en" fo:country="US" style:font-size-asian="14pt" style:font-name-complex="Times New Roman1" style:font-size-complex="14pt"/>
    </style:style>
    <style:style style:name="T16" style:family="text">
      <style:text-properties style:font-name="Times New Roman" fo:font-size="14pt" fo:language="en" fo:country="US" style:font-size-asian="14pt" style:font-name-complex="Times New Roman1" style:font-size-complex="14pt" style:font-weight-complex="bold"/>
    </style:style>
    <style:style style:name="T17" style:family="text">
      <style:text-properties style:font-name="Times New Roman" fo:font-size="14pt" fo:language="en" fo:country="US" style:text-underline-style="solid" style:text-underline-width="auto" style:text-underline-color="font-color" style:font-size-asian="14pt" style:font-name-complex="Times New Roman1" style:font-size-complex="14pt"/>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style:font-size-asian="14pt" style:font-name-complex="Times New Roman1" style:font-size-complex="14pt" style:font-weight-complex="bold"/>
    </style:style>
    <style:style style:name="T20"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1" style:family="text">
      <style:text-properties style:font-name="Times New Roman" fo:font-size="10pt" style:font-size-asian="10pt" style:font-name-complex="Times New Roman1" style:font-size-complex="10pt"/>
    </style:style>
    <style:style style:name="T22" style:family="text">
      <style:text-properties style:text-position="sub 58%" style:font-name="Times New Roman" fo:font-size="14pt" fo:language="en" fo:country="US" style:font-size-asian="14pt" style:font-name-complex="Times New Roman1" style:font-size-complex="14pt"/>
    </style:style>
    <style:style style:name="T23" style:family="text">
      <style:text-properties style:text-position="sub 58%" style:font-name="Times New Roman" fo:font-size="14pt" fo:language="en" fo:country="US" fo:font-style="italic" style:font-size-asian="14pt" style:font-style-asian="italic" style:font-name-complex="Times New Roman1" style:font-size-complex="14pt"/>
    </style:style>
    <style:style style:name="T24" style:family="text">
      <style:text-properties style:text-position="sub 58%" style:font-name="Times New Roman" fo:font-size="14pt" fo:language="en" fo:country="US" fo:font-style="italic" style:text-underline-style="solid" style:text-underline-width="auto" style:text-underline-color="font-color" style:font-size-asian="14pt" style:font-style-asian="italic" style:font-name-complex="Times New Roman1" style:font-size-complex="14pt"/>
    </style:style>
    <style:style style:name="T25" style:family="text">
      <style:text-properties style:text-position="sub 58%" style:font-name="Times New Roman" fo:font-size="14pt" style:font-size-asian="14pt" style:font-name-complex="Times New Roman1" style:font-size-complex="14pt"/>
    </style:style>
    <style:style style:name="T26" style:family="text">
      <style:text-properties style:text-position="sub 58%" style:font-name="Times New Roman" fo:font-size="14pt" style:font-size-asian="14pt" style:font-name-complex="Times New Roman1" style:font-size-complex="14pt" style:font-weight-complex="bold"/>
    </style:style>
    <style:style style:name="T27" style:family="text">
      <style:text-properties style:text-position="sub 58%" style:font-name="Times New Roman" fo:font-size="14pt" fo:font-style="italic" style:font-size-asian="14pt" style:font-style-asian="italic" style:font-name-complex="Times New Roman1" style:font-size-complex="14pt"/>
    </style:style>
    <style:style style:name="T28" style:family="text">
      <style:text-properties style:text-position="sub 58%" style:font-name="Times New Roman" fo:font-size="14pt" fo:font-style="italic" style:text-underline-style="solid" style:text-underline-width="auto" style:text-underline-color="font-color" style:font-size-asian="14pt" style:font-style-asian="italic" style:font-name-complex="Times New Roman1" style:font-size-complex="14pt"/>
    </style:style>
    <style:style style:name="T29" style:family="text">
      <style:text-properties style:text-position="sub 58%" style:font-name="Times New Roman" fo:font-size="14pt" fo:font-weight="bold" style:font-size-asian="14pt" style:font-weight-asian="bold" style:font-name-complex="Times New Roman1" style:font-size-complex="14pt" style:font-weight-complex="bold"/>
    </style:style>
    <style:style style:name="T30" style:family="text">
      <style:text-properties style:text-position="super 58%" style:font-name="Times New Roman" fo:font-size="14pt" fo:language="en" fo:country="US" style:font-size-asian="14pt" style:font-name-complex="Times New Roman1" style:font-size-complex="14pt"/>
    </style:style>
    <style:style style:name="T31" style:family="text">
      <style:text-properties style:text-position="super 58%" style:font-name="Times New Roman" fo:font-size="14pt" fo:language="en" fo:country="US" fo:font-style="italic" style:font-size-asian="14pt" style:font-style-asian="italic" style:font-name-complex="Times New Roman1" style:font-size-complex="14pt"/>
    </style:style>
    <style:style style:name="T32" style:family="text">
      <style:text-properties style:text-position="super 58%" style:font-name="Times New Roman" fo:font-size="14pt" style:font-size-asian="14pt" style:font-name-complex="Times New Roman1" style:font-size-complex="14pt"/>
    </style:style>
    <style:style style:name="T33" style:family="text">
      <style:text-properties style:text-position="super 58%" style:font-name="Times New Roman" fo:font-size="14pt" style:font-size-asian="14pt" style:font-name-complex="Times New Roman1" style:font-size-complex="14pt" style:font-weight-complex="bold"/>
    </style:style>
    <style:style style:name="T34" style:family="text">
      <style:text-properties style:text-position="super 58%" style:font-name="Times New Roman" fo:font-size="14pt" fo:font-style="italic" style:font-size-asian="14pt" style:font-style-asian="italic" style:font-name-complex="Times New Roman1" style:font-size-complex="14pt"/>
    </style:style>
    <style:style style:name="T35" style:family="text">
      <style:text-properties style:font-name="Symbol" fo:font-size="14pt" style:font-name-asian="Symbol1" style:font-size-asian="14pt" style:font-name-complex="Symbol1" style:font-size-complex="14pt" style:font-weight-complex="bold"/>
    </style:style>
    <style:style style:name="T36" style:family="text">
      <style:text-properties fo:font-size="10pt" style:font-size-asian="10pt" style:font-size-complex="10pt"/>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3" style:family="graphic" style:parent-style-name="Frame">
      <style:graphic-properties fo:margin-left="0.1252in" fo:margin-right="0.1252in" fo:margin-top="0in" fo:margin-bottom="0in" style:vertical-pos="from-top" style:vertical-rel="paragraph" style:horizontal-pos="from-left" style:horizontal-rel="page-content" draw:opacity="0%" fo:padding="0in" fo:border="none"/>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wrap="run-through" style:number-wrapped-paragraphs="no-limit" style:vertical-pos="top" style:vertical-rel="baseline" style:horizontal-pos="from-left" style:horizontal-rel="paragraph" draw:ole-draw-aspect="1"/>
    </style:style>
    <style:style style:name="gr1" style:family="graphic">
      <style:graphic-properties draw:stroke="solid" svg:stroke-width="0.0102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in" fo:margin-right="0.0035in" fo:margin-top="0in" fo:margin-bottom="0in"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style:style style:name="gr2" style:family="graphic">
      <style:graphic-properties draw:stroke="solid" svg:stroke-width="0.0102in" svg:stroke-color="#000000" draw:marker-end="msArrowEnd_20_5" draw:marker-end-width="0.0827in" draw:marker-end-center="false"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in" fo:margin-top="0.0693in" fo:margin-bottom="0.0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ff0000" draw:stroke-linejoin="round" draw:fill="none" loext:fill-use-slide-background="false" draw:textarea-vertical-align="top" draw:auto-grow-height="false" fo:min-height="0.0272in" fo:min-width="0.0535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02in" svg:stroke-color="#000000" draw:marker-end="msArrowEnd_20_5" draw:marker-end-width="0.0827in" draw:marker-end-center="false"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solid" draw:fill-color="#ffffff" draw:textarea-vertical-align="top" draw:auto-grow-height="false" fo:min-height="0.1508in" fo:min-width="0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solid" draw:fill-color="#ffffff" draw:textarea-vertical-align="top" draw:auto-grow-height="false" fo:min-height="0.1874in" fo:min-width="0.0874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solid" draw:fill-color="#ffffff" draw:textarea-vertical-align="top" draw:auto-grow-height="false" fo:min-height="0.1701in" fo:min-width="0.043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Дискретная математика</text:p>
      <text:p text:style-name="P47"><text:s/>Домашнее задание №6</text:p>
      <text:p text:style-name="P47">«Сложение чисел с плавающей запятой»</text:p>
      <text:p text:style-name="P1"><text:span text:style-name="T1">Вариант №</text:span><text:span text:style-name="T4">59</text:span></text:p>
      <text:p text:style-name="P1"><text:span text:style-name="T1">Выполнил: </text:span><text:span text:style-name="T4">Нодири Хисравхон</text:span><text:span text:style-name="T1"> (гр. </text:span><text:span text:style-name="T5">P</text:span><text:span text:style-name="T1">313</text:span><text:span text:style-name="T2">1</text:span><text:span text:style-name="T1">)</text:span></text:p>
      <text:p text:style-name="P2">СЛОЖЕНИЕ ЧИСЕЛ С ПЛАВАЮЩЕЙ ЗАПЯТОЙ</text:p>
      <text:p text:style-name="P64">Варианты задани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59</text:p>
          </table:table-cell>
          <table:table-cell table:style-name="Table1.B1" office:value-type="string">
            <text:p text:style-name="P49">0,245</text:p>
          </table:table-cell>
          <table:table-cell table:style-name="Table1.C1" office:value-type="string">
            <text:p text:style-name="P49">0,786</text:p>
          </table:table-cell>
        </table:table-row>
      </table:table>
      <text:p text:style-name="P2"/>
      <text:p text:style-name="P29"><text:span text:style-name="T8">А</text:span><text:span text:style-name="T7"> = 0,</text:span><text:span text:style-name="T11">245</text:span><text:span text:style-name="T7">; </text:span><text:span text:style-name="T8">В</text:span><text:span text:style-name="T7"> = </text:span><text:span text:style-name="T11">0</text:span><text:span text:style-name="T7">,</text:span><text:span text:style-name="T11">786</text:span><text:span text:style-name="T7">. </text:span></text:p>
      <text:p text:style-name="P30"><text:span text:style-name="T18">1. Формат </text:span><text:span text:style-name="T9">Ф1</text:span><text:span text:style-name="T18"> (число разрядов мантиссы </text:span><text:span text:style-name="T12">m</text:span><text:span text:style-name="T9"> </text:span><text:span text:style-name="T18">=12).</text:span></text:p>
      <text:p text:style-name="P20"><text:span text:style-name="T15">A = (0,245)</text:span><text:span text:style-name="T22">10</text:span><text:span text:style-name="T15"> = (0,3EB)</text:span><text:span text:style-name="T22">16</text:span><text:span text:style-name="T15"> * 16</text:span><text:span text:style-name="T30">0</text:span></text:p>
      <text:p text:style-name="P10"/>
      <text:p text:style-name="P31"><text:span text:style-name="T18"><text:s text:c="26"/></text:span><text:span text:style-name="T32">М</text:span><text:span text:style-name="T34">А</text:span></text:p>
      <text:p text:style-name="P36"><draw:frame draw:style-name="fr3" draw:name="Frame6" text:anchor-type="paragraph" svg:x="-0.0783in" svg:y="0.1in" svg:width="5.4327in" draw:z-index="19"><draw:text-box fo:min-height="0.0161in"><table:table table:name="Table2" table:style-name="Table2"><table:table-column table:style-name="Table2.A"/><table:table-column table:style-name="Table2.B"/><table:table-column table:style-name="Table2.C"/><table:table-column table:style-name="Table2.D"/><table:table-column table:style-name="Table2.C"/><table:table-column table:style-name="Table2.B"/><table:table-column table:style-name="Table2.D"/><table:table-column table:style-name="Table2.C"/><table:table-column table:style-name="Table2.B"/><table:table-column table:style-name="Table2.D"/><table:table-column table:style-name="Table2.C"/><table:table-column table:style-name="Table2.D"/><table:table-column table:style-name="Table2.B"/><table:table-column table:style-name="Table2.C"/><table:table-column table:style-name="Table2.D"/><table:table-column table:style-name="Table2.C"/><table:table-column table:style-name="Table2.B"/><table:table-column table:style-name="Table2.D"/><table:table-column table:style-name="Table2.C"/><table:table-column table:style-name="Table2.B"/><table:table-row table:style-name="Table2.1"><table:table-cell table:style-name="Table2.A1" office:value-type="string"><text:p text:style-name="P50">0</text:p></table:table-cell><table:table-cell table:style-name="Table2.B1" office:value-type="string"><text:p text:style-name="P50">1</text:p></table:table-cell><table:table-cell table:style-name="Table2.C1" office:value-type="string"><text:p text:style-name="P50">0</text:p></table:table-cell><table:table-cell table:style-name="Table2.C1" office:value-type="string"><text:p text:style-name="P50">0</text:p></table:table-cell><table:table-cell table:style-name="Table2.C1" office:value-type="string"><text:p text:style-name="P50">0</text:p></table:table-cell><table:table-cell table:style-name="Table2.C1" office:value-type="string"><text:p text:style-name="P50">0</text:p></table:table-cell><table:table-cell table:style-name="Table2.C1" office:value-type="string"><text:p text:style-name="P50">0</text:p></table:table-cell><table:table-cell table:style-name="Table2.A1" office:value-type="string"><text:p text:style-name="P50">0</text:p></table:table-cell><table:table-cell table:style-name="Table2.B1" office:value-type="string"><text:p text:style-name="P50">0</text:p></table:table-cell><table:table-cell table:style-name="Table2.C1" office:value-type="string"><text:p text:style-name="P51">0</text:p></table:table-cell><table:table-cell table:style-name="Table2.C1" office:value-type="string"><text:p text:style-name="P51">1</text:p></table:table-cell><table:table-cell table:style-name="Table2.C1" office:value-type="string"><text:p text:style-name="P51">1</text:p></table:table-cell><table:table-cell table:style-name="Table2.C1" office:value-type="string"><text:p text:style-name="P50">1</text:p></table:table-cell><table:table-cell table:style-name="Table2.C1" office:value-type="string"><text:p text:style-name="P50">1</text:p></table:table-cell><table:table-cell table:style-name="Table2.C1" office:value-type="string"><text:p text:style-name="P51">1</text:p></table:table-cell><table:table-cell table:style-name="Table2.C1" office:value-type="string"><text:p text:style-name="P50">0</text:p></table:table-cell><table:table-cell table:style-name="Table2.C1" office:value-type="string"><text:p text:style-name="P50">1</text:p></table:table-cell><table:table-cell table:style-name="Table2.C1" office:value-type="string"><text:p text:style-name="P50">1</text:p></table:table-cell><table:table-cell table:style-name="Table2.C1" office:value-type="string"><text:p text:style-name="P50">0</text:p></table:table-cell><table:table-cell table:style-name="Table2.C1" office:value-type="string"><text:p text:style-name="P51">0</text:p></table:table-cell></table:table-row></table:table></draw:text-box></draw:frame><draw:custom-shape text:anchor-type="char" draw:z-index="15" draw:name="Полилиния 791" draw:style-name="gr3" draw:text-style-name="P65" svg:width="0.2504in" svg:height="0.1252in" svg:x="5.3634in" svg:y="0.9681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span text:style-name="T7">1</text:span><text:span text:style-name="T18"> </text:span><text:span text:style-name="T21">округление <text:s text:c="5"/>к ближайшему</text:span></text:p>
      <text:p text:style-name="P23"><text:span text:style-name="T32">0 <text:s text:c="6"/>1 <text:s text:c="46"/></text:span><text:span text:style-name="T30"><text:s/></text:span><text:span text:style-name="T32"><text:s text:c="2"/>7 <text:s text:c="6"/>8 <text:s text:c="93"/>19</text:span><text:line-break loext:clear="all"/><text:span text:style-name="T9">В</text:span><text:span text:style-name="T18"> = (</text:span><text:span text:style-name="T15">0,786</text:span><text:span text:style-name="T18">)</text:span><text:span text:style-name="T25">10</text:span><text:span text:style-name="T18"> <text:s/>= </text:span><text:span text:style-name="T20">(</text:span><text:span text:style-name="T17">0</text:span><text:span text:style-name="T20">,</text:span><text:span text:style-name="T17">C93)</text:span><text:span text:style-name="T22">16</text:span><text:span text:style-name="T15"> · 16</text:span><draw:custom-shape text:anchor-type="char" draw:z-index="16" draw:name="Полилиния 792" draw:style-name="gr3" draw:text-style-name="P65" svg:width="0.2504in" svg:height="0.1252in" svg:x="5.3335in" svg:y="-0.5264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span text:style-name="T30">0</text:span></text:p>
      <text:p text:style-name="P32"><draw:custom-shape text:anchor-type="char" draw:z-index="17" draw:name="Полилиния 792" draw:style-name="gr3" draw:text-style-name="P65" svg:width="0.2504in" svg:height="0.1252in" svg:x="5.3283in" svg:y="0.078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span text:style-name="T15"><text:s text:c="36"/></text:span><text:span text:style-name="T30">M</text:span><text:span text:style-name="T31">B</text:span></text:p>
      <text:p text:style-name="P36"><draw:frame draw:style-name="fr3" draw:name="Frame7" text:anchor-type="paragraph" svg:x="-0.0783in" svg:y="0.0346in" svg:width="5.4583in" draw:z-index="23"><draw:text-box fo:min-height="0.0161in"><table:table table:name="Table3" table:style-name="Table3"><table:table-column table:style-name="Table3.A" table:number-columns-repeated="20"/><table:table-row table:style-name="Table3.1"><table:table-cell table:style-name="Table3.A1" office:value-type="string"><text:p text:style-name="P50">0</text:p></table:table-cell><table:table-cell table:style-name="Table3.B1" office:value-type="string"><text:p text:style-name="P50">1</text:p></table:table-cell><table:table-cell table:style-name="Table3.C1" office:value-type="string"><text:p text:style-name="P50">0</text:p></table:table-cell><table:table-cell table:style-name="Table3.C1" office:value-type="string"><text:p text:style-name="P50">0</text:p></table:table-cell><table:table-cell table:style-name="Table3.C1" office:value-type="string"><text:p text:style-name="P50">0</text:p></table:table-cell><table:table-cell table:style-name="Table3.C1" office:value-type="string"><text:p text:style-name="P50">0</text:p></table:table-cell><table:table-cell table:style-name="Table3.C1" office:value-type="string"><text:p text:style-name="P50">0</text:p></table:table-cell><table:table-cell table:style-name="Table3.A1" office:value-type="string"><text:p text:style-name="P51">0</text:p></table:table-cell><table:table-cell table:style-name="Table3.B1" office:value-type="string"><text:p text:style-name="P51">1</text:p></table:table-cell><table:table-cell table:style-name="Table3.C1" office:value-type="string"><text:p text:style-name="P50">1</text:p></table:table-cell><table:table-cell table:style-name="Table3.C1" office:value-type="string"><text:p text:style-name="P51">0</text:p></table:table-cell><table:table-cell table:style-name="Table3.C1" office:value-type="string"><text:p text:style-name="P51">0</text:p></table:table-cell><table:table-cell table:style-name="Table3.C1" office:value-type="string"><text:p text:style-name="P51">1</text:p></table:table-cell><table:table-cell table:style-name="Table3.C1" office:value-type="string"><text:p text:style-name="P51">0</text:p></table:table-cell><table:table-cell table:style-name="Table3.C1" office:value-type="string"><text:p text:style-name="P50">0</text:p></table:table-cell><table:table-cell table:style-name="Table3.C1" office:value-type="string"><text:p text:style-name="P51">1</text:p></table:table-cell><table:table-cell table:style-name="Table3.C1" office:value-type="string"><text:p text:style-name="P51">0</text:p></table:table-cell><table:table-cell table:style-name="Table3.C1" office:value-type="string"><text:p text:style-name="P50">1</text:p></table:table-cell><table:table-cell table:style-name="Table3.C1" office:value-type="string"><text:p text:style-name="P50">0</text:p></table:table-cell><table:table-cell table:style-name="Table3.C1" office:value-type="string"><text:p text:style-name="P51">0</text:p></table:table-cell></table:table-row></table:table></draw:text-box></draw:frame><text:span text:style-name="T6">1 </text:span><text:span text:style-name="T21">округление <text:s text:c="5"/>к ближайшему</text:span></text:p>
      <text:p text:style-name="P31"><text:span text:style-name="T32"><text:s/>0 <text:s text:c="6"/>1</text:span><text:span text:style-name="T18"> <text:s text:c="30"/></text:span><text:span text:style-name="T32"><text:s text:c="3"/>7 <text:s text:c="5"/>8 <text:s text:c="93"/>19</text:span><text:span text:style-name="T18"> <text:s text:c="13"/></text:span></text:p>
      <text:p text:style-name="P16"><text:span text:style-name="T12">X</text:span><text:span text:style-name="T23">A</text:span><text:span text:style-name="T18"> <text:s/>= _1 <text:s text:c="2"/>0 <text:s text:c="2"/>0 <text:s/>0 <text:s text:c="2"/>0 <text:s text:c="2"/>0 <text:s text:c="2"/>0 </text:span></text:p>
      <text:p text:style-name="P16"><text:span text:style-name="T13">X</text:span><text:span text:style-name="T24">B</text:span><text:span text:style-name="T20"> <text:s/>= <text:s/>1 <text:s text:c="2"/>0 <text:s text:c="2"/>0 <text:s text:c="2"/>0 <text:s text:c="2"/>0 <text:s text:c="2"/>0 <text:s text:c="2"/>0 <text:s/></text:span></text:p>
      <text:p text:style-name="P16"><text:span text:style-name="T18">(</text:span><text:span text:style-name="T12">X</text:span><text:span text:style-name="T23">A</text:span><text:span text:style-name="T9">-</text:span><text:span text:style-name="T12">X</text:span><text:span text:style-name="T23">B</text:span><text:span text:style-name="T18">)</text:span><text:span text:style-name="T25">доп.</text:span><text:span text:style-name="T18">= <text:s/>0 <text:s text:c="2"/>0 <text:s text:c="2"/>0 <text:s text:c="2"/>0 <text:s text:c="2"/>0 <text:s text:c="2"/>0 <text:s text:c="2"/>0</text:span></text:p>
      <text:p text:style-name="P16"><text:span text:style-name="T18">(</text:span><text:span text:style-name="T12">X</text:span><text:span text:style-name="T23">A</text:span><text:span text:style-name="T9">-</text:span><text:span text:style-name="T12">X</text:span><text:span text:style-name="T23">B</text:span><text:span text:style-name="T18">)</text:span><text:span text:style-name="T25">.</text:span><text:span text:style-name="T18"> = 0; <text:s/></text:span><text:span text:style-name="T9">Х</text:span><text:span text:style-name="T27">С </text:span><text:span text:style-name="T9">= Х</text:span><text:span text:style-name="T27">В</text:span><text:span text:style-name="T9"> = </text:span><text:span text:style-name="T18">0</text:span><text:span text:style-name="T9">.</text:span></text:p>
      <text:p text:style-name="P6"><text:s text:c="3"/></text:p>
      <text:p text:style-name="P23"><text:span text:style-name="T7">а) Оба операнда положительные (</text:span><text:span text:style-name="T8">А</text:span><text:span text:style-name="T7">&gt;0, </text:span><text:span text:style-name="T14">B</text:span><text:span text:style-name="T7">&gt;0):</text:span><text:span text:style-name="T29"> </text:span></text:p>
      <text:p text:style-name="P4"/>
      <text:p text:style-name="P24"><text:span text:style-name="T18">М</text:span><text:span text:style-name="T27">А</text:span><text:span text:style-name="T18"> = <text:s text:c="4"/>. 0 <text:s text:c="2"/>0 <text:s text:c="2"/>1 <text:s text:c="2"/>1 <text:s text:c="2"/>1 <text:s text:c="2"/>1 <text:s text:c="2"/>1 <text:s text:c="2"/>0 <text:s text:c="2"/>1 <text:s text:c="2"/>1 <text:s text:c="2"/>0 <text:s text:c="2"/>0 <text:s text:c="2"/></text:span><draw:custom-shape text:anchor-type="char" draw:z-index="1" draw:name="Надпись 816" draw:style-name="gr7" draw:text-style-name="P66" svg:width="0.2433in" svg:height="0.2697in" svg:x="0.8091in" svg:y="0.0937in"><text:p text:style-name="Frame_20_contents"><text:span text:style-name="T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text:span text:style-name="T18">М</text:span><text:span text:style-name="T27">В</text:span><text:span text:style-name="T18"> </text:span><text:span text:style-name="T20">= <text:s text:c="4"/>. 1 <text:s text:c="2"/>1 <text:s text:c="2"/>0 <text:s text:c="2"/>0 <text:s text:c="2"/>1 <text:s text:c="2"/>0 <text:s text:c="2"/>0 <text:s text:c="2"/>1 <text:s text:c="2"/>0 <text:s text:c="2"/>1 <text:s text:c="2"/>0 <text:s text:c="2"/>0</text:span></text:p>
      <text:p text:style-name="P37"><text:span text:style-name="T18">М</text:span><text:span text:style-name="T27">С</text:span><text:span text:style-name="T18"> <text:s/>= <text:s/>1. 0 <text:s text:c="2"/>0 <text:s text:c="2"/>0 <text:s text:c="2"/>0 <text:s text:c="2"/>1 <text:s text:c="2"/>0 <text:s text:c="2"/>0 <text:s text:c="2"/>0 <text:s text:c="2"/>0 <text:s text:c="2"/>0 <text:s text:c="2"/>0 <text:s text:c="2"/>0</text:span></text:p>
      <text:p text:style-name="P6"/>
      <text:p text:style-name="P38"><draw:frame draw:style-name="fr1" draw:name="Frame8" text:anchor-type="paragraph" svg:y="0.0646in" svg:width="5.4583in" draw:z-index="14"><draw:text-box fo:min-height="0.0161in"><table:table table:name="Table4" table:style-name="Table4"><table:table-column table:style-name="Table4.A" table:number-columns-repeated="20"/><table:table-row table:style-name="Table4.1"><table:table-cell table:style-name="Table4.A1" office:value-type="string"><text:p text:style-name="P50">0</text:p></table:table-cell><table:table-cell table:style-name="Table4.B1" office:value-type="string"><text:p text:style-name="P50">1</text:p></table:table-cell><table:table-cell table:style-name="Table4.C1" office:value-type="string"><text:p text:style-name="P50">0</text:p></table:table-cell><table:table-cell table:style-name="Table4.C1" office:value-type="string"><text:p text:style-name="P50">0</text:p></table:table-cell><table:table-cell table:style-name="Table4.C1" office:value-type="string"><text:p text:style-name="P50">0</text:p></table:table-cell><table:table-cell table:style-name="Table4.C1" office:value-type="string"><text:p text:style-name="P50">0</text:p></table:table-cell><table:table-cell table:style-name="Table4.C1" office:value-type="string"><text:p text:style-name="P50">0</text:p></table:table-cell><table:table-cell table:style-name="Table4.A1" office:value-type="string"><text:p text:style-name="P51">0</text:p></table:table-cell><table:table-cell table:style-name="Table4.B1" office:value-type="string"><text:p text:style-name="P51">1</text:p></table:table-cell><table:table-cell table:style-name="Table4.C1" office:value-type="string"><text:p text:style-name="P51">0</text:p></table:table-cell><table:table-cell table:style-name="Table4.C1" office:value-type="string"><text:p text:style-name="P51">0</text:p></table:table-cell><table:table-cell table:style-name="Table4.C1" office:value-type="string"><text:p text:style-name="P51">0</text:p></table:table-cell><table:table-cell table:style-name="Table4.C1" office:value-type="string"><text:p text:style-name="P51">0</text:p></table:table-cell><table:table-cell table:style-name="Table4.C1" office:value-type="string"><text:p text:style-name="P51">1</text:p></table:table-cell><table:table-cell table:style-name="Table4.C1" office:value-type="string"><text:p text:style-name="P51">0</text:p></table:table-cell><table:table-cell table:style-name="Table4.C1" office:value-type="string"><text:p text:style-name="P51">0</text:p></table:table-cell><table:table-cell table:style-name="Table4.C1" office:value-type="string"><text:p text:style-name="P51">0</text:p></table:table-cell><table:table-cell table:style-name="Table4.C1" office:value-type="string"><text:p text:style-name="P51">0</text:p></table:table-cell><table:table-cell table:style-name="Table4.C1" office:value-type="string"><text:p text:style-name="P51">0</text:p></table:table-cell><table:table-cell table:style-name="Table4.C1" office:value-type="string"><text:p text:style-name="P51">0</text:p></table:table-cell></table:table-row></table:table></draw:text-box></draw:frame><text:span text:style-name="T18"><text:s/></text:span><text:span text:style-name="T9">С</text:span></text:p>
      <text:p text:style-name="P39"/>
      <text:p text:style-name="P29"><text:span text:style-name="T32"><text:s text:c="17"/>0 <text:s text:c="5"/>1</text:span><text:span text:style-name="T18"> <text:s text:c="29"/></text:span><text:span text:style-name="T32"><text:s text:c="3"/>7 <text:s text:c="4"/>8 <text:s text:c="81"/>19</text:span><text:span text:style-name="T18"> <text:s text:c="5"/></text:span></text:p>
      <text:p text:style-name="P33"><text:span text:style-name="T9">С</text:span><text:span text:style-name="T32">*</text:span><text:span text:style-name="T18"> = М</text:span><text:span text:style-name="T27">С</text:span><text:span text:style-name="T18"> · 16</text:span><text:span text:style-name="T32">Р</text:span><text:span text:style-name="T34">с</text:span><text:span text:style-name="T18"> = (</text:span><text:span text:style-name="T15">1</text:span><text:span text:style-name="T18">,</text:span><text:span text:style-name="T15">08</text:span><text:span text:style-name="T18">)</text:span><text:span text:style-name="T25">16</text:span><text:span text:style-name="T18"> · 16</text:span><text:span text:style-name="T32">0</text:span><text:span text:style-name="T18"> = (</text:span><text:span text:style-name="T15">1</text:span><text:span text:style-name="T18">,0</text:span><text:span text:style-name="T15">8</text:span><text:span text:style-name="T18">)</text:span><text:span text:style-name="T25">16</text:span><text:span text:style-name="T18"> = 1</text:span><text:span text:style-name="T15">,03125</text:span><text:span text:style-name="T18">.</text:span></text:p>
      <text:p text:style-name="P42"><text:soft-page-break/><text:span text:style-name="T35"></text:span><text:span text:style-name="T10">С</text:span><text:span text:style-name="T19"> = </text:span><text:span text:style-name="T10">С</text:span><text:span text:style-name="T26">Т</text:span><text:span text:style-name="T19"> - </text:span><text:span text:style-name="T10">С</text:span><text:span text:style-name="T33">*</text:span><text:span text:style-name="T19"> = 1,031–1</text:span><text:span text:style-name="T16">,03125</text:span><text:span text:style-name="T19"> = -0,00025</text:span><text:span text:style-name="T18">,</text:span></text:p>
      <text:p text:style-name="P38"><text:span text:style-name="T18">где </text:span><text:span text:style-name="T35"></text:span><text:span text:style-name="T9">С</text:span><text:span text:style-name="T18"> –абсолютная погрешность;</text:span></text:p>
      <text:p text:style-name="P38"><text:span text:style-name="T18"><text:s text:c="7"/></text:span><text:span text:style-name="T9">С</text:span><text:span text:style-name="T25">Т</text:span><text:span text:style-name="T18"> –точное значение;</text:span></text:p>
      <text:p text:style-name="P38"><text:span text:style-name="T18"><text:s text:c="7"/></text:span><text:span text:style-name="T9">С</text:span><text:span text:style-name="T32">*</text:span><text:span text:style-name="T18"> - приближенное значение.</text:span></text:p>
      <text:p text:style-name="P42"><text:span text:style-name="T18">δ</text:span><text:span text:style-name="T9">С</text:span><text:span text:style-name="T18"> = </text:span><draw:frame draw:style-name="fr5" draw:name="Object1" text:anchor-type="as-char" svg:width="0.4256in" svg:height="0.6484in" draw:z-index="17"><draw:object xlink:href="./Object 1" xlink:type="simple" xlink:show="embed" xlink:actuate="onLoad"/><draw:image xlink:href="./ObjectReplacements/Object 1" xlink:type="simple" xlink:show="embed" xlink:actuate="onLoad"/></draw:frame><text:span text:style-name="T18">· 100% = </text:span><draw:frame draw:style-name="fr4" draw:name="Object2" text:anchor-type="as-char" svg:width="1.2252in" svg:height="0.3929in" draw:z-index="26"><draw:object xlink:href="./Object 2" xlink:type="simple" xlink:show="embed" xlink:actuate="onLoad"/><draw:image xlink:href="./ObjectReplacements/Object 2" xlink:type="simple" xlink:show="embed" xlink:actuate="onLoad"/></draw:frame><text:span text:style-name="T18"><text:s/>= 0,024%,</text:span></text:p>
      <text:p text:style-name="Standard"><text:span text:style-name="T18">где δ</text:span><text:span text:style-name="T9">С</text:span><text:span text:style-name="T18"> – относительная погрешность.</text:span></text:p>
      <text:p text:style-name="P23"><text:span text:style-name="T7">б) </text:span><text:span text:style-name="T8">А</text:span><text:span text:style-name="T7">&lt;0, </text:span><text:span text:style-name="T14">B</text:span><text:span text:style-name="T7">&gt;0.</text:span></text:p>
      <text:p text:style-name="P21"><text:span text:style-name="T18">Сложение мантисс будем проводить их прямым вычитанием. В качестве уменьшаемого используем мантиссу положительного операнда (</text:span><text:span text:style-name="T9">В</text:span><text:span text:style-name="T18">);</text:span></text:p>
      <text:p text:style-name="P13"/>
      <text:p text:style-name="P25"><draw:line text:anchor-type="char" draw:z-index="6" draw:name="Прямая соединительная линия 817" draw:style-name="gr1" draw:text-style-name="P65" svg:x1="2.0098in" svg:y1="0.2799in" svg:x2="2.1449in" svg:y2="0.2803in"><text:p/></draw:line><draw:custom-shape text:anchor-type="char" draw:z-index="2" draw:name="Надпись 818" draw:style-name="gr5" draw:text-style-name="P66" svg:width="0.1252in" svg:height="0.2504in" svg:x="0.4272in" svg:y="0.1327in"><text:p text:style-name="Frame_20_contents"><text:span text:style-name="T36">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s text:c="2"/>2,3) М</text:span><text:span text:style-name="T27">В</text:span><text:span text:style-name="T18"> = . </text:span><text:span text:style-name="T20">1 <text:s text:c="2"/>1 <text:s text:c="2"/>0 <text:s text:c="2"/>0 <text:s text:c="2"/>1 <text:s text:c="2"/>0 <text:s text:c="2"/>0 <text:s text:c="2"/>1 <text:s text:c="2"/>0 <text:s text:c="2"/>1 <text:s text:c="2"/>0 <text:s text:c="2"/>0</text:span><text:span text:style-name="T18"><text:line-break/> <text:s text:c="9"/></text:span><text:span text:style-name="T20">М</text:span><text:span text:style-name="T28">А</text:span><text:span text:style-name="T20"> = . </text:span><text:span text:style-name="T18">0 <text:s text:c="2"/>0 <text:s text:c="2"/>1 <text:s text:c="2"/>1 <text:s text:c="2"/>1 <text:s text:c="2"/>1 <text:s text:c="2"/>1 <text:s text:c="2"/>0 <text:s text:c="2"/>1 <text:s text:c="2"/>1 <text:s text:c="2"/>0 <text:s text:c="2"/>0</text:span><text:span text:style-name="T20"> <text:s text:c="2"/></text:span></text:p>
      <text:p text:style-name="P23"><text:span text:style-name="T18"><text:s text:c="10"/>М</text:span><text:span text:style-name="T27">С</text:span><text:span text:style-name="T18"> =1. 1 <text:s text:c="2"/>0 <text:s text:c="2"/>0 <text:s text:c="2"/>0 <text:s text:c="2"/>1 <text:s text:c="2"/>0 <text:s text:c="2"/>1 <text:s text:c="2"/>0 <text:s text:c="2"/>1 <text:s text:c="2"/>0 <text:s text:c="2"/>0 <text:s text:c="2"/>0</text:span></text:p>
      <text:p text:style-name="P53">Результат сложения нормализован.</text:p>
      <text:p text:style-name="P57"><draw:frame draw:style-name="fr1" draw:name="Frame9" text:anchor-type="paragraph" svg:y="0.039in" svg:width="5.4583in" draw:z-index="30"><draw:text-box fo:min-height="0.0161in"><table:table table:name="Table5" table:style-name="Table5"><table:table-column table:style-name="Table5.A" table:number-columns-repeated="20"/><table:table-row table:style-name="Table5.1"><table:table-cell table:style-name="Table5.A1" office:value-type="string"><text:p text:style-name="P50">0</text:p></table:table-cell><table:table-cell table:style-name="Table5.B1" office:value-type="string"><text:p text:style-name="P50">1</text:p></table:table-cell><table:table-cell table:style-name="Table5.C1" office:value-type="string"><text:p text:style-name="P50">0</text:p></table:table-cell><table:table-cell table:style-name="Table5.C1" office:value-type="string"><text:p text:style-name="P50">0</text:p></table:table-cell><table:table-cell table:style-name="Table5.C1" office:value-type="string"><text:p text:style-name="P50">0</text:p></table:table-cell><table:table-cell table:style-name="Table5.C1" office:value-type="string"><text:p text:style-name="P50">0</text:p></table:table-cell><table:table-cell table:style-name="Table5.C1" office:value-type="string"><text:p text:style-name="P50">0</text:p></table:table-cell><table:table-cell table:style-name="Table5.A1" office:value-type="string"><text:p text:style-name="P51">0</text:p></table:table-cell><table:table-cell table:style-name="Table5.B1" office:value-type="string"><text:p text:style-name="P51">1</text:p></table:table-cell><table:table-cell table:style-name="Table5.C1" office:value-type="string"><text:p text:style-name="P51">0</text:p></table:table-cell><table:table-cell table:style-name="Table5.C1" office:value-type="string"><text:p text:style-name="P51">0</text:p></table:table-cell><table:table-cell table:style-name="Table5.C1" office:value-type="string"><text:p text:style-name="P51">0</text:p></table:table-cell><table:table-cell table:style-name="Table5.C1" office:value-type="string"><text:p text:style-name="P51">1</text:p></table:table-cell><table:table-cell table:style-name="Table5.C1" office:value-type="string"><text:p text:style-name="P51">0</text:p></table:table-cell><table:table-cell table:style-name="Table5.C1" office:value-type="string"><text:p text:style-name="P51">1</text:p></table:table-cell><table:table-cell table:style-name="Table5.C1" office:value-type="string"><text:p text:style-name="P51">0</text:p></table:table-cell><table:table-cell table:style-name="Table5.C1" office:value-type="string"><text:p text:style-name="P51">1</text:p></table:table-cell><table:table-cell table:style-name="Table5.C1" office:value-type="string"><text:p text:style-name="P51">0</text:p></table:table-cell><table:table-cell table:style-name="Table5.C1" office:value-type="string"><text:p text:style-name="P51">0</text:p></table:table-cell><table:table-cell table:style-name="Table5.C1" office:value-type="string"><text:p text:style-name="P51">0</text:p></table:table-cell></table:table-row></table:table></draw:text-box></draw:frame>С</text:p>
      <text:p text:style-name="P31"><text:span text:style-name="T18"><text:s text:c="12"/></text:span><text:span text:style-name="T32">0 <text:s text:c="5"/>1</text:span><text:span text:style-name="T18"> <text:s text:c="29"/></text:span><text:span text:style-name="T32"><text:s text:c="3"/>7 <text:s text:c="5"/>8 <text:s text:c="80"/>19</text:span><text:span text:style-name="T18"> <text:s text:c="5"/></text:span></text:p>
      <text:p text:style-name="P34"><text:span text:style-name="T9">С</text:span><text:span text:style-name="T32">*</text:span><text:span text:style-name="T18"> = М</text:span><text:span text:style-name="T27">С</text:span><text:span text:style-name="T18"> · 16</text:span><text:span text:style-name="T32">Р</text:span><text:span text:style-name="T34">с</text:span><text:span text:style-name="T18"> = (0,</text:span><text:span text:style-name="T15">8A8</text:span><text:span text:style-name="T18">)</text:span><text:span text:style-name="T25">16</text:span><text:span text:style-name="T18"> · 16</text:span><text:span text:style-name="T32">0</text:span><text:span text:style-name="T18"> = (0,</text:span><text:span text:style-name="T15">8A8</text:span><text:span text:style-name="T18">)</text:span><text:span text:style-name="T25">16</text:span><text:span text:style-name="T18"> = 0.541015625.</text:span></text:p>
      <text:p text:style-name="P38"><text:span text:style-name="T19"><text:s text:c="8"/></text:span><text:span text:style-name="T35"></text:span><text:span text:style-name="T10">С</text:span><text:span text:style-name="T19"> = </text:span><text:span text:style-name="T10">С</text:span><text:span text:style-name="T26">Т</text:span><text:span text:style-name="T19"> - </text:span><text:span text:style-name="T10">С</text:span><text:span text:style-name="T33">*</text:span><text:span text:style-name="T19"> = 0,541 – </text:span><text:span text:style-name="T18">0.541015625</text:span><text:span text:style-name="T19"> = -0,000015625</text:span><text:span text:style-name="T18">,</text:span></text:p>
      <text:p text:style-name="P42"><text:span text:style-name="T18">δ</text:span><text:span text:style-name="T9">С</text:span><text:span text:style-name="T18"> = </text:span><draw:frame draw:style-name="fr5" draw:name="Object3" text:anchor-type="as-char" svg:width="0.4256in" svg:height="0.6484in" draw:z-index="15"><draw:object xlink:href="./Object 3" xlink:type="simple" xlink:show="embed" xlink:actuate="onLoad"/><draw:image xlink:href="./ObjectReplacements/Object 3" xlink:type="simple" xlink:show="embed" xlink:actuate="onLoad"/></draw:frame><text:span text:style-name="T18">· 100% = </text:span><draw:frame draw:style-name="fr4" draw:name="Object4" text:anchor-type="as-char" svg:width="1.5575in" svg:height="0.3929in" draw:z-index="10"><draw:object xlink:href="./Object 4" xlink:type="simple" xlink:show="embed" xlink:actuate="onLoad"/><draw:image xlink:href="./ObjectReplacements/Object 4" xlink:type="simple" xlink:show="embed" xlink:actuate="onLoad"/></draw:frame><text:span text:style-name="T18"><text:s/>= 0,00288%.</text:span></text:p>
      <text:p text:style-name="P23"><text:span text:style-name="T7">в) </text:span><text:span text:style-name="T8">А</text:span><text:span text:style-name="T7">&gt;0, </text:span><text:span text:style-name="T14">B</text:span><text:span text:style-name="T7">&lt;0.</text:span></text:p>
      <text:p text:style-name="P25"><text:span text:style-name="T18">2,3) М</text:span><text:span text:style-name="T27">В</text:span><text:span text:style-name="T18"> = . </text:span><text:span text:style-name="T20">1 <text:s text:c="2"/>1 <text:s text:c="2"/>0 <text:s text:c="2"/>0 <text:s text:c="2"/>1 <text:s text:c="2"/>0 <text:s text:c="2"/>0 <text:s text:c="2"/>1 <text:s text:c="2"/>0 <text:s text:c="2"/>1 <text:s text:c="2"/>0 <text:s text:c="2"/>0</text:span><text:span text:style-name="T18"><text:line-break/> <text:s text:c="9"/></text:span><text:span text:style-name="T20">М</text:span><text:span text:style-name="T28">А</text:span><text:span text:style-name="T20"> = . </text:span><text:span text:style-name="T18">0 <text:s text:c="2"/>0 <text:s text:c="2"/>1 <text:s text:c="2"/>1 <text:s text:c="2"/>1 <text:s text:c="2"/>1 <text:s text:c="2"/>1 <text:s text:c="2"/>0 <text:s text:c="2"/>1 <text:s text:c="2"/>1 <text:s text:c="2"/>0 <text:s text:c="2"/>0</text:span><text:span text:style-name="T20"> <text:s text:c="2"/></text:span></text:p>
      <text:p text:style-name="P23"><text:span text:style-name="T18"><text:s text:c="10"/>М</text:span><text:span text:style-name="T27">С</text:span><text:span text:style-name="T18"> =1. 1 <text:s text:c="2"/>0 <text:s text:c="2"/>0 <text:s text:c="2"/>0 <text:s text:c="2"/>1 <text:s text:c="2"/>0 <text:s text:c="2"/>1 <text:s text:c="2"/>0 <text:s text:c="2"/>1 <text:s text:c="2"/>0 <text:s text:c="2"/>0 <text:s text:c="2"/>0</text:span></text:p>
      <text:p text:style-name="P53">Результат сложения нормализован.</text:p>
      <text:p text:style-name="P57"><draw:frame draw:style-name="fr1" draw:name="Frame10" text:anchor-type="paragraph" svg:y="0.039in" svg:width="5.4583in" draw:z-index="24"><draw:text-box fo:min-height="0.0161in"><table:table table:name="Table6" table:style-name="Table6"><table:table-column table:style-name="Table6.A" table:number-columns-repeated="20"/><table:table-row table:style-name="Table6.1"><table:table-cell table:style-name="Table6.A1" office:value-type="string"><text:p text:style-name="P51">1</text:p></table:table-cell><table:table-cell table:style-name="Table6.B1" office:value-type="string"><text:p text:style-name="P50">1</text:p></table:table-cell><table:table-cell table:style-name="Table6.C1" office:value-type="string"><text:p text:style-name="P50">0</text:p></table:table-cell><table:table-cell table:style-name="Table6.C1" office:value-type="string"><text:p text:style-name="P50">0</text:p></table:table-cell><table:table-cell table:style-name="Table6.C1" office:value-type="string"><text:p text:style-name="P50">0</text:p></table:table-cell><table:table-cell table:style-name="Table6.C1" office:value-type="string"><text:p text:style-name="P50">0</text:p></table:table-cell><table:table-cell table:style-name="Table6.C1" office:value-type="string"><text:p text:style-name="P50">0</text:p></table:table-cell><table:table-cell table:style-name="Table6.A1" office:value-type="string"><text:p text:style-name="P51">0</text:p></table:table-cell><table:table-cell table:style-name="Table6.B1" office:value-type="string"><text:p text:style-name="P51">1</text:p></table:table-cell><table:table-cell table:style-name="Table6.C1" office:value-type="string"><text:p text:style-name="P51">0</text:p></table:table-cell><table:table-cell table:style-name="Table6.C1" office:value-type="string"><text:p text:style-name="P51">0</text:p></table:table-cell><table:table-cell table:style-name="Table6.C1" office:value-type="string"><text:p text:style-name="P51">0</text:p></table:table-cell><table:table-cell table:style-name="Table6.C1" office:value-type="string"><text:p text:style-name="P51">1</text:p></table:table-cell><table:table-cell table:style-name="Table6.C1" office:value-type="string"><text:p text:style-name="P51">0</text:p></table:table-cell><table:table-cell table:style-name="Table6.C1" office:value-type="string"><text:p text:style-name="P51">1</text:p></table:table-cell><table:table-cell table:style-name="Table6.C1" office:value-type="string"><text:p text:style-name="P51">0</text:p></table:table-cell><table:table-cell table:style-name="Table6.C1" office:value-type="string"><text:p text:style-name="P51">1</text:p></table:table-cell><table:table-cell table:style-name="Table6.C1" office:value-type="string"><text:p text:style-name="P51">0</text:p></table:table-cell><table:table-cell table:style-name="Table6.C1" office:value-type="string"><text:p text:style-name="P51">0</text:p></table:table-cell><table:table-cell table:style-name="Table6.C1" office:value-type="string"><text:p text:style-name="P51">0</text:p></table:table-cell></table:table-row></table:table></draw:text-box></draw:frame>С</text:p>
      <text:p text:style-name="P31"><text:span text:style-name="T18"><text:s text:c="12"/></text:span><text:span text:style-name="T32">0 <text:s text:c="5"/>1</text:span><text:span text:style-name="T18"> <text:s text:c="29"/></text:span><text:span text:style-name="T32"><text:s text:c="3"/>7 <text:s text:c="5"/>8 <text:s text:c="80"/>19</text:span><text:span text:style-name="T18"> <text:s text:c="5"/></text:span></text:p>
      <text:p text:style-name="P34"><text:span text:style-name="T9">С</text:span><text:span text:style-name="T32">*</text:span><text:span text:style-name="T18"> = М</text:span><text:span text:style-name="T27">С</text:span><text:span text:style-name="T18"> · 16</text:span><text:span text:style-name="T32">Р</text:span><text:span text:style-name="T34">с</text:span><text:span text:style-name="T18"> = (</text:span><text:span text:style-name="T15">-</text:span><text:span text:style-name="T18">0,</text:span> <text:span text:style-name="T15">8A8</text:span><text:span text:style-name="T18">)</text:span><text:span text:style-name="T25">16</text:span><text:span text:style-name="T18"> · 16</text:span><text:span text:style-name="T30">0</text:span><text:span text:style-name="T18"> = (</text:span><text:span text:style-name="T15">-0</text:span><text:span text:style-name="T18">,</text:span><text:span text:style-name="T15">8A8</text:span><text:span text:style-name="T18">)</text:span><text:span text:style-name="T25">16</text:span><text:span text:style-name="T18"> = </text:span><text:span text:style-name="T15">-</text:span><text:span text:style-name="T18">0.541015625.</text:span></text:p>
      <text:p text:style-name="P38"><text:span text:style-name="T19"><text:s text:c="8"/></text:span><text:span text:style-name="T35"></text:span><text:span text:style-name="T10">С</text:span><text:span text:style-name="T19"> = </text:span><text:span text:style-name="T10">С</text:span><text:span text:style-name="T26">Т</text:span><text:span text:style-name="T19"> - </text:span><text:span text:style-name="T10">С</text:span><text:span text:style-name="T33">*</text:span><text:span text:style-name="T19"> = -0,541 </text:span><text:span text:style-name="T16">+</text:span><text:span text:style-name="T19"> </text:span><text:span text:style-name="T18">0.541015625</text:span><text:span text:style-name="T19">= 0,000015625</text:span><text:span text:style-name="T18">,</text:span></text:p>
      <text:p text:style-name="P42"><text:span text:style-name="T18">δ</text:span><text:span text:style-name="T9">С</text:span><text:span text:style-name="T18"> = </text:span><draw:frame draw:style-name="fr5" draw:name="Object5" text:anchor-type="as-char" svg:width="0.4327in" svg:height="0.6417in" draw:z-index="34"><draw:object xlink:href="./Object 5" xlink:type="simple" xlink:show="embed" xlink:actuate="onLoad"/><draw:image xlink:href="./ObjectReplacements/Object 5" xlink:type="simple" xlink:show="embed" xlink:actuate="onLoad"/></draw:frame><text:span text:style-name="T18">· 100% =</text:span><text:span text:style-name="T15"> </text:span><draw:frame draw:style-name="fr4" draw:name="Object6" text:anchor-type="as-char" svg:width="1.4717in" svg:height="0.3929in" draw:z-index="35"><draw:object xlink:href="./Object 6" xlink:type="simple" xlink:show="embed" xlink:actuate="onLoad"/><draw:image xlink:href="./ObjectReplacements/Object 6" xlink:type="simple" xlink:show="embed" xlink:actuate="onLoad"/></draw:frame><text:span text:style-name="T18"><text:s/>= </text:span><text:span text:style-name="T15">0</text:span><text:span text:style-name="T18">,00288%.</text:span></text:p>
      <text:p text:style-name="P7"/>
      <text:p text:style-name="P7"/>
      <text:p text:style-name="P7"/>
      <text:p text:style-name="P7"/>
      <text:p text:style-name="P7"/>
      <text:p text:style-name="P7"/>
      <text:p text:style-name="P7"><text:soft-page-break/></text:p>
      <text:p text:style-name="P35"><text:span text:style-name="T18">2. Формат </text:span><text:span text:style-name="T9">Ф2</text:span><text:span text:style-name="T18">.</text:span></text:p>
      <text:p text:style-name="P14"><text:span text:style-name="T9">А</text:span><text:span text:style-name="T18"> = (0,</text:span><text:span text:style-name="T15">245</text:span><text:span text:style-name="T18">)</text:span><text:span text:style-name="T25">10</text:span><text:span text:style-name="T18"> = (0,3</text:span><text:span text:style-name="T15">EB</text:span><text:span text:style-name="T18">)</text:span><text:span text:style-name="T25">16</text:span><text:span text:style-name="T18"> = (0.111110101000)</text:span><text:span text:style-name="T25">2 </text:span><text:span text:style-name="T18">· 2</text:span><text:span text:style-name="T32">-2</text:span></text:p>
      <text:p text:style-name="P40"><draw:frame draw:style-name="fr3" draw:name="Frame11" text:anchor-type="paragraph" svg:x="-0.0783in" svg:y="0.1in" svg:width="5.4327in" draw:z-index="25"><draw:text-box fo:min-height="0.0161in"><table:table table:name="Table7" table:style-name="Table7"><table:table-column table:style-name="Table7.A"/><table:table-column table:style-name="Table7.B"/><table:table-column table:style-name="Table7.C"/><table:table-column table:style-name="Table7.D"/><table:table-column table:style-name="Table7.C"/><table:table-column table:style-name="Table7.B"/><table:table-column table:style-name="Table7.D"/><table:table-column table:style-name="Table7.C"/><table:table-column table:style-name="Table7.B"/><table:table-column table:style-name="Table7.D"/><table:table-column table:style-name="Table7.C"/><table:table-column table:style-name="Table7.D"/><table:table-column table:style-name="Table7.B"/><table:table-column table:style-name="Table7.C"/><table:table-column table:style-name="Table7.D"/><table:table-column table:style-name="Table7.C"/><table:table-column table:style-name="Table7.B"/><table:table-column table:style-name="Table7.D"/><table:table-column table:style-name="Table7.C"/><table:table-column table:style-name="Table7.B"/><table:table-row table:style-name="Table7.1"><table:table-cell table:style-name="Table7.A1" office:value-type="string"><text:p text:style-name="P50">0</text:p></table:table-cell><table:table-cell table:style-name="Table7.B1" office:value-type="string"><text:p text:style-name="P50">0</text:p></table:table-cell><table:table-cell table:style-name="Table7.C1" office:value-type="string"><text:p text:style-name="P50">1</text:p></table:table-cell><table:table-cell table:style-name="Table7.C1" office:value-type="string"><text:p text:style-name="P50">1</text:p></table:table-cell><table:table-cell table:style-name="Table7.C1" office:value-type="string"><text:p text:style-name="P50">1</text:p></table:table-cell><table:table-cell table:style-name="Table7.C1" office:value-type="string"><text:p text:style-name="P50">1</text:p></table:table-cell><table:table-cell table:style-name="Table7.C1" office:value-type="string"><text:p text:style-name="P50">1</text:p></table:table-cell><table:table-cell table:style-name="Table7.H1" office:value-type="string"><text:p text:style-name="P50">1</text:p></table:table-cell><table:table-cell table:style-name="Table7.I1" office:value-type="string"><text:p text:style-name="P51">0</text:p></table:table-cell><table:table-cell table:style-name="Table7.B1" office:value-type="string"><text:p text:style-name="P50">1</text:p></table:table-cell><table:table-cell table:style-name="Table7.C1" office:value-type="string"><text:p text:style-name="P50">1</text:p></table:table-cell><table:table-cell table:style-name="Table7.C1" office:value-type="string"><text:p text:style-name="P50">1</text:p></table:table-cell><table:table-cell table:style-name="Table7.C1" office:value-type="string"><text:p text:style-name="P50">1</text:p></table:table-cell><table:table-cell table:style-name="Table7.C1" office:value-type="string"><text:p text:style-name="P50">1</text:p></table:table-cell><table:table-cell table:style-name="Table7.C1" office:value-type="string"><text:p text:style-name="P50">0</text:p></table:table-cell><table:table-cell table:style-name="Table7.C1" office:value-type="string"><text:p text:style-name="P50">1</text:p></table:table-cell><table:table-cell table:style-name="Table7.C1" office:value-type="string"><text:p text:style-name="P50">0</text:p></table:table-cell><table:table-cell table:style-name="Table7.C1" office:value-type="string"><text:p text:style-name="P50">1</text:p></table:table-cell><table:table-cell table:style-name="Table7.C1" office:value-type="string"><text:p text:style-name="P50">0</text:p></table:table-cell><table:table-cell table:style-name="Table7.C1" office:value-type="string"><text:p text:style-name="P50">0</text:p></table:table-cell></table:table-row></table:table></draw:text-box></draw:frame></text:p>
      <text:p text:style-name="P41"/>
      <text:p text:style-name="P26"><text:span text:style-name="T32">19 <text:s text:c="3"/>18 <text:s text:c="56"/>11 <text:s text:c="4"/>10 <text:s text:c="83"/>0</text:span><text:line-break loext:clear="all"/><text:span text:style-name="T9">В</text:span><text:span text:style-name="T18"> = (</text:span><text:span text:style-name="T15">0</text:span><text:span text:style-name="T18">,</text:span><text:span text:style-name="T15">786</text:span><text:span text:style-name="T18">)</text:span><text:span text:style-name="T25">10</text:span><text:span text:style-name="T18"> = (</text:span><text:span text:style-name="T15">0</text:span><text:span text:style-name="T18">,</text:span><text:span text:style-name="T15">C93</text:span><text:span text:style-name="T18">)</text:span><text:span text:style-name="T25">16</text:span><text:span text:style-name="T18"> = (0,110010010011</text:span><text:span text:style-name="T20">)</text:span><text:span text:style-name="T25">2</text:span><text:span text:style-name="T18"> · 2</text:span><text:span text:style-name="T30">0</text:span></text:p>
      <text:p text:style-name="P41"><draw:frame draw:style-name="fr3" draw:name="Frame12" text:anchor-type="paragraph" svg:x="-0.0783in" svg:y="0.1in" svg:width="5.4327in" draw:z-index="31"><draw:text-box fo:min-height="0.0161in"><table:table table:name="Table8" table:style-name="Table8"><table:table-column table:style-name="Table8.A"/><table:table-column table:style-name="Table8.B"/><table:table-column table:style-name="Table8.C"/><table:table-column table:style-name="Table8.D"/><table:table-column table:style-name="Table8.C"/><table:table-column table:style-name="Table8.B"/><table:table-column table:style-name="Table8.D"/><table:table-column table:style-name="Table8.C"/><table:table-column table:style-name="Table8.B"/><table:table-column table:style-name="Table8.D"/><table:table-column table:style-name="Table8.C"/><table:table-column table:style-name="Table8.D"/><table:table-column table:style-name="Table8.B"/><table:table-column table:style-name="Table8.C"/><table:table-column table:style-name="Table8.D"/><table:table-column table:style-name="Table8.C"/><table:table-column table:style-name="Table8.B"/><table:table-column table:style-name="Table8.D"/><table:table-column table:style-name="Table8.C"/><table:table-column table:style-name="Table8.B"/><table:table-row table:style-name="Table8.1"><table:table-cell table:style-name="Table8.A1" office:value-type="string"><text:p text:style-name="P50">0</text:p></table:table-cell><table:table-cell table:style-name="Table8.B1" office:value-type="string"><text:p text:style-name="P50">1</text:p></table:table-cell><table:table-cell table:style-name="Table8.C1" office:value-type="string"><text:p text:style-name="P50">0</text:p></table:table-cell><table:table-cell table:style-name="Table8.C1" office:value-type="string"><text:p text:style-name="P50">0</text:p></table:table-cell><table:table-cell table:style-name="Table8.C1" office:value-type="string"><text:p text:style-name="P50">0</text:p></table:table-cell><table:table-cell table:style-name="Table8.C1" office:value-type="string"><text:p text:style-name="P50">0</text:p></table:table-cell><table:table-cell table:style-name="Table8.C1" office:value-type="string"><text:p text:style-name="P51">0</text:p></table:table-cell><table:table-cell table:style-name="Table8.H1" office:value-type="string"><text:p text:style-name="P50">0</text:p></table:table-cell><table:table-cell table:style-name="Table8.I1" office:value-type="string"><text:p text:style-name="P50">0</text:p></table:table-cell><table:table-cell table:style-name="Table8.B1" office:value-type="string"><text:p text:style-name="P51">1</text:p></table:table-cell><table:table-cell table:style-name="Table8.C1" office:value-type="string"><text:p text:style-name="P51">0</text:p></table:table-cell><table:table-cell table:style-name="Table8.C1" office:value-type="string"><text:p text:style-name="P51">0</text:p></table:table-cell><table:table-cell table:style-name="Table8.C1" office:value-type="string"><text:p text:style-name="P51">1</text:p></table:table-cell><table:table-cell table:style-name="Table8.C1" office:value-type="string"><text:p text:style-name="P51">0</text:p></table:table-cell><table:table-cell table:style-name="Table8.C1" office:value-type="string"><text:p text:style-name="P51">0</text:p></table:table-cell><table:table-cell table:style-name="Table8.C1" office:value-type="string"><text:p text:style-name="P51">1</text:p></table:table-cell><table:table-cell table:style-name="Table8.C1" office:value-type="string"><text:p text:style-name="P51">0</text:p></table:table-cell><table:table-cell table:style-name="Table8.C1" office:value-type="string"><text:p text:style-name="P51">0</text:p></table:table-cell><table:table-cell table:style-name="Table8.C1" office:value-type="string"><text:p text:style-name="P51">1</text:p></table:table-cell><table:table-cell table:style-name="Table8.C1" office:value-type="string"><text:p text:style-name="P51">1</text:p></table:table-cell></table:table-row></table:table></draw:text-box></draw:frame></text:p>
      <text:p text:style-name="P61"><text:s text:c="36"/></text:p>
      <text:p text:style-name="P23"><text:span text:style-name="T32">19 <text:s text:c="3"/>18 <text:s text:c="57"/>11 <text:s text:c="4"/>10 <text:s text:c="82"/>0</text:span><text:line-break loext:clear="all"/><text:span text:style-name="T18"> <text:s text:c="10"/></text:span></text:p>
      <text:p text:style-name="P15"><text:span text:style-name="T12">X</text:span><text:span text:style-name="T23">A</text:span><text:span text:style-name="T18"> <text:s/>= <text:s text:c="11"/></text:span><text:s/><text:span text:style-name="T18">0 <text:s text:c="2"/>1 <text:s text:c="2"/>1 <text:s text:c="2"/>1 <text:s text:c="2"/>1 <text:s text:c="2"/>1 <text:s text:c="2"/>1 <text:s text:c="2"/>0 </text:span></text:p>
      <text:p text:style-name="P17"><text:span text:style-name="T13">X</text:span><text:span text:style-name="T24">B</text:span><text:span text:style-name="T20"> <text:s/>= <text:s text:c="12"/>1 <text:s text:c="2"/>0 <text:s text:c="2"/>0 <text:s text:c="2"/>0 <text:s text:c="2"/>0 <text:s text:c="2"/>0 <text:s text:c="2"/>0 <text:s text:c="2"/>0 <text:s/></text:span></text:p>
      <text:p text:style-name="P18"><text:span text:style-name="T18">(</text:span><text:span text:style-name="T12">X</text:span><text:span text:style-name="T23">A</text:span><text:span text:style-name="T9">-</text:span><text:span text:style-name="T12">X</text:span><text:span text:style-name="T23">B</text:span><text:span text:style-name="T18">)</text:span><text:span text:style-name="T25">доп.</text:span><text:span text:style-name="T18">= <text:s/>1 <text:s text:c="2"/>1 <text:s text:c="2"/>1 <text:s text:c="2"/>1 <text:s text:c="2"/>1 <text:s text:c="2"/>1 <text:s text:c="2"/>1 <text:s text:c="2"/>0</text:span></text:p>
      <text:p text:style-name="P19"><text:span text:style-name="T18">(</text:span><text:span text:style-name="T12">X</text:span><text:span text:style-name="T23">A</text:span><text:span text:style-name="T9">-</text:span><text:span text:style-name="T12">X</text:span><text:span text:style-name="T23">B</text:span><text:span text:style-name="T18">)</text:span><text:span text:style-name="T25">.</text:span><text:span text:style-name="T18"> = -2; <text:s/></text:span><text:span text:style-name="T9">Х</text:span><text:span text:style-name="T27">С </text:span><text:span text:style-name="T9">= Х</text:span><text:span text:style-name="T27">В</text:span><text:span text:style-name="T18"> = 0</text:span><text:span text:style-name="T9">.</text:span></text:p>
      <text:p text:style-name="P3"/>
      <text:p text:style-name="P22"><text:span text:style-name="T18">а) Оба операнда положительные (</text:span><text:span text:style-name="T9">А</text:span><text:span text:style-name="T18">&gt;0, </text:span><text:span text:style-name="T12">B</text:span><text:span text:style-name="T18">&gt;0):</text:span><text:span text:style-name="T25"> </text:span></text:p>
      <text:p text:style-name="P5"/>
      <text:p text:style-name="P54"><text:tab/>2 <text:s/></text:p>
      <text:p text:style-name="P27"><draw:line text:anchor-type="char" draw:z-index="27" draw:name="Прямая соединительная линия 831" draw:style-name="gr2" draw:text-style-name="P65" svg:x1="0.3752in" svg:y1="0.0134in" svg:x2="0.6244in" svg:y2="0.0138in"><text:p/></draw:line><text:span text:style-name="T18">М</text:span><text:span text:style-name="T27">А</text:span><text:span text:style-name="T18"> = <text:s text:c="4"/>. 0 <text:s text:c="2"/>0 <text:s text:c="2"/>1 <text:s text:c="2"/>1 <text:s text:c="2"/>1 <text:s text:c="2"/>1 <text:s text:c="2"/>1 <text:s text:c="2"/>1 <text:s text:c="2"/>0 <text:s text:c="2"/>1 <text:s text:c="2"/>0 <text:s text:c="2"/>1 <text:s text:c="2"/></text:span><draw:custom-shape text:anchor-type="char" draw:z-index="3" draw:name="Надпись 837" draw:style-name="gr6" draw:text-style-name="P66" svg:width="0.287in" svg:height="0.287in" svg:x="0.8098in" svg:y="0.0862in"><text:p text:style-name="Frame_20_contents"><text:span text:style-name="T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text:span text:style-name="T18">М</text:span><text:span text:style-name="T27">В</text:span><text:span text:style-name="T18"> </text:span><text:span text:style-name="T20">= <text:s text:c="5"/>. 1 <text:s text:c="2"/>1 <text:s text:c="2"/>0 <text:s text:c="2"/>0 <text:s text:c="2"/>1 <text:s text:c="2"/>0 <text:s text:c="2"/>0 <text:s text:c="2"/>1 <text:s text:c="2"/>0 <text:s text:c="2"/>0 <text:s text:c="2"/>1 <text:s text:c="2"/>1</text:span></text:p>
      <text:p text:style-name="P42"><text:span text:style-name="T18">М</text:span><text:span text:style-name="T27">С </text:span><text:span text:style-name="T18">= <text:s text:c="2"/>1 . 0 <text:s text:c="2"/>0 <text:s text:c="2"/>0 <text:s text:c="2"/>0 <text:s text:c="2"/>1 <text:s text:c="2"/>0 <text:s text:c="2"/>0 <text:s text:c="2"/>0 <text:s text:c="2"/>1 <text:s text:c="2"/>0 <text:s text:c="2"/>0 <text:s text:c="2"/>0 <text:s text:c="2"/></text:span></text:p>
      <text:p text:style-name="P11"/>
      <text:p text:style-name="P56"><draw:line text:anchor-type="char" draw:z-index="11" draw:name="Прямая соединительная линия 833" draw:style-name="gr4" draw:text-style-name="P65" svg:x1="0.2508in" svg:y1="0.3201in" svg:x2="0.5in" svg:y2="0.3205in"><text:p/></draw:line>2</text:p>
      <text:p text:style-name="P44"><text:span text:style-name="T18">М</text:span><text:span text:style-name="T25">С</text:span><text:span text:style-name="T18"> = 0 . 0 <text:s text:c="2"/>1 <text:s text:c="2"/>0 <text:s text:c="2"/>0 <text:s text:c="2"/>0 <text:s text:c="2"/>0 <text:s text:c="2"/>1 <text:s text:c="2"/>0 <text:s text:c="2"/>0 <text:s text:c="2"/>0 <text:s text:c="2"/>1 <text:s text:c="2"/>0 <text:s text:c="2"/></text:span></text:p>
      <text:p text:style-name="P8"/>
      <text:p text:style-name="P42"><text:span text:style-name="T18">Т.к. выполнен сдвиг мантиссы влево, то характеристику результата нужно увеличить на 1 (</text:span><text:span text:style-name="T9">Х</text:span><text:span text:style-name="T27">С</text:span><text:span text:style-name="T18"> =</text:span><text:span text:style-name="T9"> Х</text:span><text:span text:style-name="T27">С</text:span><text:span text:style-name="T18"> +1 = 1).</text:span></text:p>
      <text:p text:style-name="P8"/>
      <text:p text:style-name="P8"/>
      <text:p text:style-name="P62"><draw:frame draw:style-name="fr2" draw:name="Frame13" text:anchor-type="paragraph" svg:x="1.6728in" svg:y="0.2138in" svg:width="5.4327in" draw:z-index="13"><draw:text-box fo:min-height="0.0161in"><table:table table:name="Table9" table:style-name="Table9"><table:table-column table:style-name="Table9.A"/><table:table-column table:style-name="Table9.B"/><table:table-column table:style-name="Table9.C"/><table:table-column table:style-name="Table9.D"/><table:table-column table:style-name="Table9.C"/><table:table-column table:style-name="Table9.B"/><table:table-column table:style-name="Table9.D"/><table:table-column table:style-name="Table9.C"/><table:table-column table:style-name="Table9.B"/><table:table-column table:style-name="Table9.D"/><table:table-column table:style-name="Table9.C"/><table:table-column table:style-name="Table9.D"/><table:table-column table:style-name="Table9.B"/><table:table-column table:style-name="Table9.C"/><table:table-column table:style-name="Table9.D"/><table:table-column table:style-name="Table9.C"/><table:table-column table:style-name="Table9.B"/><table:table-column table:style-name="Table9.D"/><table:table-column table:style-name="Table9.C"/><table:table-column table:style-name="Table9.B"/><table:table-row table:style-name="Table9.1"><table:table-cell table:style-name="Table9.A1" office:value-type="string"><text:p text:style-name="P50">0</text:p></table:table-cell><table:table-cell table:style-name="Table9.B1" office:value-type="string"><text:p text:style-name="P50">1</text:p></table:table-cell><table:table-cell table:style-name="Table9.C1" office:value-type="string"><text:p text:style-name="P50">0</text:p></table:table-cell><table:table-cell table:style-name="Table9.C1" office:value-type="string"><text:p text:style-name="P50">0</text:p></table:table-cell><table:table-cell table:style-name="Table9.C1" office:value-type="string"><text:p text:style-name="P50">0</text:p></table:table-cell><table:table-cell table:style-name="Table9.C1" office:value-type="string"><text:p text:style-name="P50">0</text:p></table:table-cell><table:table-cell table:style-name="Table9.C1" office:value-type="string"><text:p text:style-name="P51">0</text:p></table:table-cell><table:table-cell table:style-name="Table9.H1" office:value-type="string"><text:p text:style-name="P50">0</text:p></table:table-cell><table:table-cell table:style-name="Table9.I1" office:value-type="string"><text:p text:style-name="P50">1</text:p></table:table-cell><table:table-cell table:style-name="Table9.B1" office:value-type="string"><text:p text:style-name="P50">0</text:p></table:table-cell><table:table-cell table:style-name="Table9.C1" office:value-type="string"><text:p text:style-name="P50">0</text:p></table:table-cell><table:table-cell table:style-name="Table9.C1" office:value-type="string"><text:p text:style-name="P50">0</text:p></table:table-cell><table:table-cell table:style-name="Table9.C1" office:value-type="string"><text:p text:style-name="P50">0</text:p></table:table-cell><table:table-cell table:style-name="Table9.C1" office:value-type="string"><text:p text:style-name="P50">1</text:p></table:table-cell><table:table-cell table:style-name="Table9.C1" office:value-type="string"><text:p text:style-name="P50">0</text:p></table:table-cell><table:table-cell table:style-name="Table9.C1" office:value-type="string"><text:p text:style-name="P50">0</text:p></table:table-cell><table:table-cell table:style-name="Table9.C1" office:value-type="string"><text:p text:style-name="P50">0</text:p></table:table-cell><table:table-cell table:style-name="Table9.C1" office:value-type="string"><text:p text:style-name="P50">1</text:p></table:table-cell><table:table-cell table:style-name="Table9.C1" office:value-type="string"><text:p text:style-name="P50">0</text:p></table:table-cell><table:table-cell table:style-name="Table9.C1" office:value-type="string"><text:p text:style-name="P50">0</text:p></table:table-cell></table:table-row></table:table></draw:text-box></draw:frame>С</text:p>
      <text:p text:style-name="P58"><text:s text:c="18"/></text:p>
      <text:p text:style-name="P59"><text:s text:c="5"/></text:p>
      <text:p text:style-name="P43"><text:span text:style-name="T32"><text:s text:c="5"/>19 <text:s text:c="4"/>18 <text:s text:c="56"/>11 <text:s text:c="4"/>10 <text:s text:c="82"/>0</text:span><text:line-break loext:clear="all"/><text:span text:style-name="T9">С</text:span><text:span text:style-name="T32">*</text:span><text:span text:style-name="T18"> = М</text:span><text:span text:style-name="T27">С</text:span><text:span text:style-name="T18"> · 2</text:span><text:span text:style-name="T32">Р</text:span><text:span text:style-name="T34">с</text:span><text:span text:style-name="T18"> = (0,100001000100)</text:span><text:span text:style-name="T25">2</text:span><text:span text:style-name="T18"> · 2</text:span><text:span text:style-name="T30">1</text:span><text:span text:style-name="T18"> = (1</text:span><text:span text:style-name="T15">.00001000100</text:span><text:span text:style-name="T18">)</text:span><text:span text:style-name="T25">2</text:span><text:span text:style-name="T18"> = 1.033203125.</text:span></text:p>
      <text:p text:style-name="P42"><text:span text:style-name="T35"></text:span><text:span text:style-name="T10">С</text:span><text:span text:style-name="T19"> = </text:span><text:span text:style-name="T10">С</text:span><text:span text:style-name="T26">Т</text:span><text:span text:style-name="T19"> - </text:span><text:span text:style-name="T10">С</text:span><text:span text:style-name="T33">*</text:span><text:span text:style-name="T19"> = 1,031 – </text:span><text:span text:style-name="T18">1.033203125</text:span><text:span text:style-name="T19"> = -0,002203125</text:span><text:span text:style-name="T18">,</text:span></text:p>
      <text:p text:style-name="P42"><text:span text:style-name="T18">δ</text:span><text:span text:style-name="T9">С</text:span><text:span text:style-name="T18"> = </text:span><draw:frame draw:style-name="fr5" draw:name="Object7" text:anchor-type="as-char" svg:width="0.4327in" svg:height="0.6417in" draw:z-index="18"><draw:object xlink:href="./Object 7" xlink:type="simple" xlink:show="embed" xlink:actuate="onLoad"/><draw:image xlink:href="./ObjectReplacements/Object 7" xlink:type="simple" xlink:show="embed" xlink:actuate="onLoad"/></draw:frame><text:span text:style-name="T18">· 100% = </text:span><draw:frame draw:style-name="fr4" draw:name="Object8" text:anchor-type="as-char" svg:width="1.0362in" svg:height="0.3929in" draw:z-index="27"><draw:object xlink:href="./Object 8" xlink:type="simple" xlink:show="embed" xlink:actuate="onLoad"/><draw:image xlink:href="./ObjectReplacements/Object 8" xlink:type="simple" xlink:show="embed" xlink:actuate="onLoad"/></draw:frame><text:span text:style-name="T18"><text:s/>* 100% = 0,21%.</text:span></text:p>
      <text:p text:style-name="P23"><text:span text:style-name="T18">б) </text:span><text:span text:style-name="T9">А</text:span><text:span text:style-name="T18">&lt;0, </text:span><text:span text:style-name="T12">B</text:span><text:span text:style-name="T18">&gt;0.</text:span></text:p>
      <text:p text:style-name="P4"><text:s/></text:p>
      <text:p text:style-name="P4"><text:soft-page-break/></text:p>
      <text:p text:style-name="P24"><text:span text:style-name="T18">М</text:span><text:span text:style-name="T27">В</text:span><text:span text:style-name="T18"> = . </text:span><text:span text:style-name="T20">1 <text:s text:c="2"/>1 <text:s text:c="2"/>0 <text:s text:c="2"/>0 <text:s text:c="2"/>1 <text:s text:c="2"/>0 <text:s text:c="2"/>0 <text:s text:c="2"/>1 <text:s text:c="2"/>0 <text:s text:c="2"/>0 <text:s text:c="2"/>1 <text:s text:c="2"/>1</text:span><text:span text:style-name="T18"><text:line-break/></text:span><draw:line text:anchor-type="char" draw:z-index="28" draw:name="Прямая соединительная линия 834" draw:style-name="gr1" draw:text-style-name="P65" svg:x1="2.2957in" svg:y1="0.0626in" svg:x2="2.4315in" svg:y2="0.063in"><text:p/></draw:line><text:span text:style-name="T18"> <text:s text:c="8"/></text:span><draw:custom-shape text:anchor-type="char" draw:z-index="4" draw:name="Надпись 835" draw:style-name="gr5" draw:text-style-name="P66" svg:width="0.1252in" svg:height="0.2504in" svg:x="0.7291in" svg:y="-0.0827in"><text:p text:style-name="Frame_20_contents"><text:span text:style-name="T36">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s/></text:span><text:span text:style-name="T20">М</text:span><text:span text:style-name="T28">А</text:span><text:span text:style-name="T20"> = . </text:span><text:span text:style-name="T18">0 <text:s text:c="2"/>0 <text:s text:c="2"/>1 <text:s text:c="2"/>1 <text:s text:c="2"/>1 <text:s text:c="2"/>1 <text:s text:c="2"/>1 <text:s text:c="2"/>1 <text:s text:c="2"/>0 <text:s text:c="2"/>1 <text:s text:c="2"/>0 <text:s text:c="2"/>1</text:span><text:span text:style-name="T20"> </text:span><text:span text:style-name="T18"><text:s text:c="2"/></text:span></text:p>
      <text:p text:style-name="P38"><text:span text:style-name="T18"><text:s text:c="7"/>М</text:span><text:span text:style-name="T27">С</text:span><text:span text:style-name="T18"> = </text:span><text:span text:style-name="T15">0</text:span><text:span text:style-name="T18"> . </text:span><text:span text:style-name="T15">1 <text:s text:c="2"/>0 <text:s text:c="2"/>0 <text:s text:c="2"/>0 <text:s text:c="2"/>1 <text:s text:c="2"/>0 <text:s text:c="2"/>0 <text:s text:c="2"/>1 <text:s text:c="2"/>1 <text:s text:c="2"/>1 <text:s text:c="2"/>1 <text:s text:c="2"/>0</text:span></text:p>
      <text:p text:style-name="P12"/>
      <text:p text:style-name="P63"><draw:frame draw:style-name="fr1" draw:name="Frame14" text:anchor-type="paragraph" svg:y="-0.0465in" svg:width="5.4327in" draw:z-index="12"><draw:text-box fo:min-height="0.0161in"><table:table table:name="Table10" table:style-name="Table10"><table:table-column table:style-name="Table10.A"/><table:table-column table:style-name="Table10.B"/><table:table-column table:style-name="Table10.C"/><table:table-column table:style-name="Table10.D"/><table:table-column table:style-name="Table10.C"/><table:table-column table:style-name="Table10.B"/><table:table-column table:style-name="Table10.D"/><table:table-column table:style-name="Table10.C"/><table:table-column table:style-name="Table10.B"/><table:table-column table:style-name="Table10.D"/><table:table-column table:style-name="Table10.C"/><table:table-column table:style-name="Table10.D"/><table:table-column table:style-name="Table10.B"/><table:table-column table:style-name="Table10.C"/><table:table-column table:style-name="Table10.D"/><table:table-column table:style-name="Table10.C"/><table:table-column table:style-name="Table10.B"/><table:table-column table:style-name="Table10.D"/><table:table-column table:style-name="Table10.C"/><table:table-column table:style-name="Table10.B"/><table:table-row table:style-name="Table10.1"><table:table-cell table:style-name="Table10.A1" office:value-type="string"><text:p text:style-name="P50">0</text:p></table:table-cell><table:table-cell table:style-name="Table10.B1" office:value-type="string"><text:p text:style-name="P50">1</text:p></table:table-cell><table:table-cell table:style-name="Table10.C1" office:value-type="string"><text:p text:style-name="P50">0</text:p></table:table-cell><table:table-cell table:style-name="Table10.C1" office:value-type="string"><text:p text:style-name="P50">0</text:p></table:table-cell><table:table-cell table:style-name="Table10.C1" office:value-type="string"><text:p text:style-name="P50">0</text:p></table:table-cell><table:table-cell table:style-name="Table10.C1" office:value-type="string"><text:p text:style-name="P50">0</text:p></table:table-cell><table:table-cell table:style-name="Table10.C1" office:value-type="string"><text:p text:style-name="P51">0</text:p></table:table-cell><table:table-cell table:style-name="Table10.H1" office:value-type="string"><text:p text:style-name="P50">0</text:p></table:table-cell><table:table-cell table:style-name="Table10.I1" office:value-type="string"><text:p text:style-name="P50">0</text:p></table:table-cell><table:table-cell table:style-name="Table10.B1" office:value-type="string"><text:p text:style-name="P51">0</text:p></table:table-cell><table:table-cell table:style-name="Table10.C1" office:value-type="string"><text:p text:style-name="P51">0</text:p></table:table-cell><table:table-cell table:style-name="Table10.C1" office:value-type="string"><text:p text:style-name="P51">0</text:p></table:table-cell><table:table-cell table:style-name="Table10.C1" office:value-type="string"><text:p text:style-name="P51">1</text:p></table:table-cell><table:table-cell table:style-name="Table10.C1" office:value-type="string"><text:p text:style-name="P51">0</text:p></table:table-cell><table:table-cell table:style-name="Table10.C1" office:value-type="string"><text:p text:style-name="P51">0</text:p></table:table-cell><table:table-cell table:style-name="Table10.C1" office:value-type="string"><text:p text:style-name="P51">1</text:p></table:table-cell><table:table-cell table:style-name="Table10.C1" office:value-type="string"><text:p text:style-name="P51">1</text:p></table:table-cell><table:table-cell table:style-name="Table10.C1" office:value-type="string"><text:p text:style-name="P51">1</text:p></table:table-cell><table:table-cell table:style-name="Table10.C1" office:value-type="string"><text:p text:style-name="P51">1</text:p></table:table-cell><table:table-cell table:style-name="Table10.C1" office:value-type="string"><text:p text:style-name="P51">0</text:p></table:table-cell></table:table-row></table:table></draw:text-box></draw:frame>С </text:p>
      <text:p text:style-name="P43"><text:span text:style-name="T32"><text:s text:c="6"/>19 <text:s text:c="4"/>18 <text:s text:c="56"/>11 <text:s text:c="4"/>10 <text:s text:c="83"/>0</text:span><text:line-break loext:clear="all"/><text:span text:style-name="T9"> <text:s text:c="8"/>С</text:span><text:span text:style-name="T32">*</text:span><text:span text:style-name="T18"> = М</text:span><text:span text:style-name="T27">С</text:span><text:span text:style-name="T18"> · 2</text:span><text:span text:style-name="T32">Р</text:span><text:span text:style-name="T34">с</text:span><text:span text:style-name="T18"> = (0.100010011110</text:span><text:span text:style-name="T25">2</text:span><text:span text:style-name="T18"> · 2</text:span><text:span text:style-name="T30">0</text:span><text:span text:style-name="T18"> = (0.100010011110</text:span><text:span text:style-name="T25">2</text:span><text:span text:style-name="T18">) = 0.53857421875.</text:span></text:p>
      <text:p text:style-name="P45"><text:span text:style-name="T35"></text:span><text:span text:style-name="T10">С</text:span><text:span text:style-name="T19"> = </text:span><text:span text:style-name="T10">С</text:span><text:span text:style-name="T26">Т</text:span><text:span text:style-name="T19"> - </text:span><text:span text:style-name="T10">С</text:span><text:span text:style-name="T33">*</text:span><text:span text:style-name="T19"> = 0,541 – </text:span><text:span text:style-name="T18">0.53857421875</text:span><text:span text:style-name="T19"> = 0,00242578125</text:span><text:span text:style-name="T18">.</text:span></text:p>
      <text:p text:style-name="P42"><text:span text:style-name="T18">δ</text:span><text:span text:style-name="T9">С</text:span><text:span text:style-name="T18"> = </text:span><draw:frame draw:style-name="fr5" draw:name="Object9" text:anchor-type="as-char" svg:width="0.4327in" svg:height="0.6417in" draw:z-index="28"><draw:object xlink:href="./Object 9" xlink:type="simple" xlink:show="embed" xlink:actuate="onLoad"/><draw:image xlink:href="./ObjectReplacements/Object 9" xlink:type="simple" xlink:show="embed" xlink:actuate="onLoad"/></draw:frame><text:span text:style-name="T18">· 100% = </text:span><draw:frame draw:style-name="fr4" draw:name="Object10" text:anchor-type="as-char" svg:width="1.0756in" svg:height="0.3929in" draw:z-index="36"><draw:object xlink:href="./Object 10" xlink:type="simple" xlink:show="embed" xlink:actuate="onLoad"/><draw:image xlink:href="./ObjectReplacements/Object 10" xlink:type="simple" xlink:show="embed" xlink:actuate="onLoad"/></draw:frame><text:span text:style-name="T18"><text:s/>* 100% = 0,44%.</text:span></text:p>
      <text:p text:style-name="P9"/>
      <text:p text:style-name="P23"><text:span text:style-name="T18">в) </text:span><text:span text:style-name="T9">А</text:span><text:span text:style-name="T18">&gt;0, </text:span><text:span text:style-name="T12">B</text:span><text:span text:style-name="T18">&lt;0.</text:span></text:p>
      <text:p text:style-name="P4"><text:s/></text:p>
      <text:p text:style-name="P24"><text:span text:style-name="T18">М</text:span><text:span text:style-name="T27">В</text:span><text:span text:style-name="T18"> = . </text:span><text:span text:style-name="T20">1 <text:s text:c="2"/>1 <text:s text:c="2"/>0 <text:s text:c="2"/>0 <text:s text:c="2"/>1 <text:s text:c="2"/>0 <text:s text:c="2"/>0 <text:s text:c="2"/>1 <text:s text:c="2"/>0 <text:s text:c="2"/>0 <text:s text:c="2"/>1 <text:s text:c="2"/>1</text:span><text:span text:style-name="T18"><text:line-break/></text:span><draw:line text:anchor-type="char" draw:z-index="32" draw:name="Прямая соединительная линия 834" draw:style-name="gr1" draw:text-style-name="P65" svg:x1="2.2957in" svg:y1="0.0626in" svg:x2="2.4315in" svg:y2="0.063in"><text:p/></draw:line><text:span text:style-name="T18"> <text:s text:c="8"/></text:span><draw:custom-shape text:anchor-type="char" draw:z-index="0" draw:name="Надпись 835" draw:style-name="gr5" draw:text-style-name="P66" svg:width="0.1252in" svg:height="0.2504in" svg:x="0.7291in" svg:y="-0.0827in"><text:p text:style-name="Frame_20_contents"><text:span text:style-name="T36">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s/></text:span><text:span text:style-name="T20">М</text:span><text:span text:style-name="T28">А</text:span><text:span text:style-name="T20"> = . </text:span><text:span text:style-name="T18">0 <text:s text:c="2"/>0 <text:s text:c="2"/>1 <text:s text:c="2"/>1 <text:s text:c="2"/>1 <text:s text:c="2"/>1 <text:s text:c="2"/>1 <text:s text:c="2"/>1 <text:s text:c="2"/>0 <text:s text:c="2"/>1 <text:s text:c="2"/>0 <text:s text:c="2"/>1</text:span><text:span text:style-name="T20"> </text:span><text:span text:style-name="T18"><text:s text:c="2"/></text:span></text:p>
      <text:p text:style-name="P38"><text:span text:style-name="T18"><text:s text:c="7"/>М</text:span><text:span text:style-name="T27">С</text:span><text:span text:style-name="T18"> = </text:span><text:span text:style-name="T15">0</text:span><text:span text:style-name="T18"> . </text:span><text:span text:style-name="T15">1 <text:s text:c="2"/>0 <text:s text:c="2"/>0 <text:s text:c="2"/>0 <text:s text:c="2"/>1 <text:s text:c="2"/>0 <text:s text:c="2"/>0 <text:s text:c="2"/>1 <text:s text:c="2"/>1 <text:s text:c="2"/>1 <text:s text:c="2"/>1 <text:s text:c="2"/>0</text:span></text:p>
      <text:p text:style-name="P12"/>
      <text:p text:style-name="P63"><draw:frame draw:style-name="fr1" draw:name="Frame15" text:anchor-type="paragraph" svg:y="-0.0465in" svg:width="5.4327in" draw:z-index="29"><draw:text-box fo:min-height="0.0161in"><table:table table:name="Table11" table:style-name="Table11"><table:table-column table:style-name="Table11.A"/><table:table-column table:style-name="Table11.B"/><table:table-column table:style-name="Table11.C"/><table:table-column table:style-name="Table11.D"/><table:table-column table:style-name="Table11.C"/><table:table-column table:style-name="Table11.B"/><table:table-column table:style-name="Table11.D"/><table:table-column table:style-name="Table11.C"/><table:table-column table:style-name="Table11.B"/><table:table-column table:style-name="Table11.D"/><table:table-column table:style-name="Table11.C"/><table:table-column table:style-name="Table11.D"/><table:table-column table:style-name="Table11.B"/><table:table-column table:style-name="Table11.C"/><table:table-column table:style-name="Table11.D"/><table:table-column table:style-name="Table11.C"/><table:table-column table:style-name="Table11.B"/><table:table-column table:style-name="Table11.D"/><table:table-column table:style-name="Table11.C"/><table:table-column table:style-name="Table11.B"/><table:table-row table:style-name="Table11.1"><table:table-cell table:style-name="Table11.A1" office:value-type="string"><text:p text:style-name="P51">1</text:p></table:table-cell><table:table-cell table:style-name="Table11.B1" office:value-type="string"><text:p text:style-name="P50">1</text:p></table:table-cell><table:table-cell table:style-name="Table11.C1" office:value-type="string"><text:p text:style-name="P50">0</text:p></table:table-cell><table:table-cell table:style-name="Table11.C1" office:value-type="string"><text:p text:style-name="P50">0</text:p></table:table-cell><table:table-cell table:style-name="Table11.C1" office:value-type="string"><text:p text:style-name="P50">0</text:p></table:table-cell><table:table-cell table:style-name="Table11.C1" office:value-type="string"><text:p text:style-name="P50">0</text:p></table:table-cell><table:table-cell table:style-name="Table11.C1" office:value-type="string"><text:p text:style-name="P51">0</text:p></table:table-cell><table:table-cell table:style-name="Table11.H1" office:value-type="string"><text:p text:style-name="P50">0</text:p></table:table-cell><table:table-cell table:style-name="Table11.I1" office:value-type="string"><text:p text:style-name="P50">0</text:p></table:table-cell><table:table-cell table:style-name="Table11.B1" office:value-type="string"><text:p text:style-name="P51">0</text:p></table:table-cell><table:table-cell table:style-name="Table11.C1" office:value-type="string"><text:p text:style-name="P51">0</text:p></table:table-cell><table:table-cell table:style-name="Table11.C1" office:value-type="string"><text:p text:style-name="P51">0</text:p></table:table-cell><table:table-cell table:style-name="Table11.C1" office:value-type="string"><text:p text:style-name="P51">1</text:p></table:table-cell><table:table-cell table:style-name="Table11.C1" office:value-type="string"><text:p text:style-name="P51">0</text:p></table:table-cell><table:table-cell table:style-name="Table11.C1" office:value-type="string"><text:p text:style-name="P51">0</text:p></table:table-cell><table:table-cell table:style-name="Table11.C1" office:value-type="string"><text:p text:style-name="P51">1</text:p></table:table-cell><table:table-cell table:style-name="Table11.C1" office:value-type="string"><text:p text:style-name="P51">1</text:p></table:table-cell><table:table-cell table:style-name="Table11.C1" office:value-type="string"><text:p text:style-name="P51">1</text:p></table:table-cell><table:table-cell table:style-name="Table11.C1" office:value-type="string"><text:p text:style-name="P51">1</text:p></table:table-cell><table:table-cell table:style-name="Table11.C1" office:value-type="string"><text:p text:style-name="P51">0</text:p></table:table-cell></table:table-row></table:table></draw:text-box></draw:frame>С </text:p>
      <text:p text:style-name="P43"><text:span text:style-name="T32"><text:s text:c="6"/>19 <text:s text:c="4"/>18 <text:s text:c="56"/>11 <text:s text:c="4"/>10 <text:s text:c="83"/>0</text:span><text:line-break loext:clear="all"/><text:span text:style-name="T9"> <text:s text:c="8"/>С</text:span><text:span text:style-name="T32">*</text:span><text:span text:style-name="T18"> = М</text:span><text:span text:style-name="T27">С</text:span><text:span text:style-name="T18"> · 2</text:span><text:span text:style-name="T32">Р</text:span><text:span text:style-name="T34">с</text:span><text:span text:style-name="T18"> = (0.100010011110</text:span><text:span text:style-name="T25">2</text:span><text:span text:style-name="T18"> · 2</text:span><text:span text:style-name="T30">0</text:span><text:span text:style-name="T18"> = (0.100010011110</text:span><text:span text:style-name="T25">2</text:span><text:span text:style-name="T18">) = </text:span><text:span text:style-name="T15">-</text:span><text:span text:style-name="T18">0.53857421875.</text:span></text:p>
      <text:p text:style-name="P45"><text:span text:style-name="T35"></text:span><text:span text:style-name="T10">С</text:span><text:span text:style-name="T19"> = </text:span><text:span text:style-name="T10">С</text:span><text:span text:style-name="T26">Т</text:span><text:span text:style-name="T19"> - </text:span><text:span text:style-name="T10">С</text:span><text:span text:style-name="T33">*</text:span><text:span text:style-name="T19"> = </text:span><text:span text:style-name="T16">-0.541 + </text:span><text:span text:style-name="T18">0.53857421875</text:span><text:span text:style-name="T19">= -0, 00242578125</text:span><text:span text:style-name="T18">.</text:span></text:p>
      <text:p text:style-name="P42"><text:span text:style-name="T18">δ</text:span><text:span text:style-name="T9">С</text:span><text:span text:style-name="T18"> = </text:span><draw:frame draw:style-name="fr5" draw:name="Object11" text:anchor-type="as-char" svg:width="0.4327in" svg:height="0.6417in" draw:z-index="38"><draw:object xlink:href="./Object 11" xlink:type="simple" xlink:show="embed" xlink:actuate="onLoad"/><draw:image xlink:href="./ObjectReplacements/Object 11" xlink:type="simple" xlink:show="embed" xlink:actuate="onLoad"/></draw:frame><text:span text:style-name="T18">· 100% =</text:span><text:span text:style-name="T15"> </text:span><draw:frame draw:style-name="fr4" draw:name="Object12" text:anchor-type="as-char" svg:width="1.078in" svg:height="0.3929in" draw:z-index="39"><draw:object xlink:href="./Object 12" xlink:type="simple" xlink:show="embed" xlink:actuate="onLoad"/><draw:image xlink:href="./ObjectReplacements/Object 12" xlink:type="simple" xlink:show="embed" xlink:actuate="onLoad"/></draw:frame><text:span text:style-name="T15"><text:s/>* 100%</text:span><text:span text:style-name="T18"> = 0,4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Заголовок_20_3_20_Знак"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1" style:display-name="index 1" style:family="paragraph" style:parent-style-name="Standard" style:next-style-name="Standard" style:auto-update="true">
      <style:paragraph-properties fo:margin-left="0.1528in" fo:margin-right="0in" fo:margin-top="0in" fo:margin-bottom="0in" style:contextual-spacing="false" fo:line-height="100%" fo:text-indent="-0.1528in" style:auto-text-indent="fals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ize="12pt" fo:font-style="italic" fo:font-weight="bold"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528in" fo:margin-right="0in" fo:margin-top="0.0835in" fo:margin-bottom="0in" style:contextual-spacing="fals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Contents_20_9" style:display-name="Contents 9" style:family="paragraph" style:parent-style-name="Standard" style:next-style-name="Standard" style:auto-update="true" style:class="index">
      <style:paragraph-properties fo:margin-left="1.222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3055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4583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11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language-asian="ru" style:country-asian="RU" style:font-weight-asian="bold" style:font-size-complex="14pt"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Текст_20_примечания_20_Знак">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_20_Text_20_Indent_20_2" style:display-name="Body Text Indent 2" style:family="paragraph" style:parent-style-name="Standard" loext:linked-style-name="Основной_20_текст_20_с_20_отступом_20_2_20_Знак">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Body_20_Text_20_Indent_20_3" style:display-name="Body Text Indent 3" style:family="paragraph" style:parent-style-name="Standard" loext:linked-style-name="Основной_20_текст_20_с_20_отступом_20_3_20_Знак">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ody_20_Text_20_2" style:display-name="Body Text 2" style:family="paragraph" style:parent-style-name="Standard" loext:linked-style-name="Основной_20_текст_20_2_20_Знак">
      <style:paragraph-properties fo:margin-top="0in" fo:margin-bottom="0.0835in" style:contextual-spacing="false" fo:line-height="2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loext:linked-style-name="Заголовок_20_Знак" style:default-outline-level="1" style:list-style-name="" style:class="chapter">
      <style:paragraph-properties fo:margin-top="0.166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ормальный"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_28_2_29_1" style:display-name="Основной текст (2)1" style:family="paragraph" style:parent-style-name="Standard" loext:linked-style-name="Основной_20_текст_20__28_2_29_">
      <loext:graphic-properties draw:fill="solid" draw:fill-color="#ffffff"/>
      <style:paragraph-properties fo:margin-top="0in" fo:margin-bottom="0.3335in" style:contextual-spacing="false" fo:line-height="0.2201in" fo:background-color="#ffffff"/>
      <style:text-properties fo:font-size="14pt" fo:font-weight="bold" style:font-size-asian="14pt" style:font-weight-asian="bold" style:font-size-complex="14pt" style:font-weight-complex="bold"/>
    </style:style>
    <style:style style:name="Основной_20_текст_20__28_3_29_1" style:display-name="Основной текст (3)1" style:family="paragraph" style:parent-style-name="Standard" loext:linked-style-name="Основной_20_текст_20__28_3_29_">
      <loext:graphic-properties draw:fill="solid" draw:fill-color="#ffffff"/>
      <style:paragraph-properties fo:margin-top="0.3335in" fo:margin-bottom="0.25in" style:contextual-spacing="false" fo:line-height="0.1866in" fo:background-color="#ffffff"/>
      <style:text-properties fo:font-size="12pt" style:font-size-asian="12pt" style:font-size-complex="12pt"/>
    </style:style>
    <style:style style:name="Основной_20_текст_20__28_15_29_1" style:display-name="Основной текст (15)1" style:family="paragraph" style:parent-style-name="Standard" loext:linked-style-name="Основной_20_текст_20__28_15_29_">
      <loext:graphic-properties draw:fill="solid" draw:fill-color="#ffffff"/>
      <style:paragraph-properties fo:margin-top="0in" fo:margin-bottom="0in" style:contextual-spacing="false" style:line-height-at-least="0.1665in" fo:text-align="justify" style:justify-single-word="false" fo:background-color="#ffffff"/>
      <style:text-properties fo:font-size="12pt" style:font-size-asian="12pt" style:font-size-complex="12pt"/>
    </style:style>
    <style:style style:name="Основной_20_текст_20__28_54_29_1" style:display-name="Основной текст (54)1" style:family="paragraph" style:parent-style-name="Standard" loext:linked-style-name="Основной_20_текст_20__28_54_29_">
      <loext:graphic-properties draw:fill="solid" draw:fill-color="#ffffff"/>
      <style:paragraph-properties fo:margin-left="0in" fo:margin-right="0in" fo:margin-top="0.3335in" fo:margin-bottom="0.3335in" style:contextual-spacing="false" fo:line-height="0.1965in" fo:text-indent="-1.0417in" style:auto-text-indent="false" fo:background-color="#ffffff"/>
      <style:text-properties fo:font-size="12pt" fo:font-weight="bold" style:font-size-asian="12pt" style:font-weight-asian="bold" style:font-size-complex="12pt" style:font-weight-complex="bold"/>
    </style:style>
    <style:style style:name="Заголовок_20__2116_11" style:display-name="Заголовок №11" style:family="paragraph" style:parent-style-name="Standard" loext:linked-style-name="Заголовок_20__2116_1" style:default-outline-level="1" style:list-style-name="">
      <loext:graphic-properties draw:fill="solid" draw:fill-color="#ffffff"/>
      <style:paragraph-properties fo:margin-top="0in" fo:margin-bottom="0.0835in" style:contextual-spacing="false" style:line-height-at-least="0.1665in" fo:background-color="#ffffff"/>
      <style:text-properties fo:font-size="12pt" style:font-size-asian="12pt" style:font-size-complex="12pt"/>
    </style:style>
    <style:style style:name="Основной_20_текст_20__28_19_29_1" style:display-name="Основной текст (19)1" style:family="paragraph" style:parent-style-name="Standard" loext:linked-style-name="Основной_20_текст_20__28_19_29_">
      <loext:graphic-properties draw:fill="solid" draw:fill-color="#ffffff"/>
      <style:paragraph-properties fo:margin-top="0.0835in" fo:margin-bottom="0.0835in" style:contextual-spacing="false" style:line-height-at-least="0.1665in" fo:background-color="#ffffff"/>
      <style:text-properties style:font-name="Lucida Sans Unicode" fo:font-family="'Lucida Sans Unicode'" style:font-family-generic="roman" style:font-pitch="variable" fo:font-size="13pt" style:font-size-asian="13pt" style:font-size-complex="13pt"/>
    </style:style>
    <style:style style:name="Основной_20_текст_20__28_20_29_1" style:display-name="Основной текст (20)1" style:family="paragraph" style:parent-style-name="Standard" loext:linked-style-name="Основной_20_текст_20__28_20_29_">
      <loext:graphic-properties draw:fill="solid" draw:fill-color="#ffffff"/>
      <style:paragraph-properties fo:margin-top="0.0835in" fo:margin-bottom="0.25in" style:contextual-spacing="false" style:line-height-at-least="0.1665in" fo:background-color="#ffffff"/>
      <style:text-properties fo:font-size="12pt" style:font-size-asian="12pt" style:font-size-complex="12pt"/>
    </style:style>
    <style:style style:name="Основной_20_текст_20__28_16_29_1" style:display-name="Основной текст (16)1" style:family="paragraph" style:parent-style-name="Standard" loext:linked-style-name="Основной_20_текст_20__28_16_29_">
      <loext:graphic-properties draw:fill="solid" draw:fill-color="#ffffff"/>
      <style:paragraph-properties fo:margin-top="0.25in" fo:margin-bottom="0.1665in" style:contextual-spacing="false" fo:line-height="0.1929in" fo:text-align="end" style:justify-single-word="false" fo:background-color="#ffffff"/>
      <style:text-properties fo:font-size="12pt" style:font-size-asian="12pt" style:font-size-complex="12pt"/>
    </style:style>
    <style:style style:name="Подпись_20_к_20_таблице_20__28_2_29_1" style:display-name="Подпись к таблице (2)1" style:family="paragraph" style:parent-style-name="Standard" loext:linked-style-name="Подпись_20_к_20_таблице_20__28_2_29_">
      <loext:graphic-properties draw:fill="solid" draw:fill-color="#ffffff"/>
      <style:paragraph-properties fo:margin-top="0in" fo:margin-bottom="0in" style:contextual-spacing="false" fo:line-height="0.1866in" fo:text-align="justify" style:justify-single-word="false" fo:background-color="#ffffff"/>
      <style:text-properties fo:font-size="12pt" style:font-size-asian="12pt" style:font-size-complex="12pt"/>
    </style:style>
    <style:style style:name="Основной_20_текст_20__28_26_29_1" style:display-name="Основной текст (26)1" style:family="paragraph" style:parent-style-name="Standard" loext:linked-style-name="Основной_20_текст_20__28_26_29_">
      <loext:graphic-properties draw:fill="solid" draw:fill-color="#ffffff"/>
      <style:paragraph-properties fo:margin-left="0in" fo:margin-right="0in" fo:margin-top="0in" fo:margin-bottom="1.2917in" style:contextual-spacing="false" fo:line-height="0.1929in" fo:text-indent="-0.5835in" style:auto-text-indent="false" fo:background-color="#ffffff"/>
      <style:text-properties fo:font-size="12pt" style:font-size-asian="12pt" style:font-size-complex="12pt"/>
    </style:style>
    <style:style style:name="Основной_20_текст_20__28_29_29_1" style:display-name="Основной текст (29)1" style:family="paragraph" style:parent-style-name="Standard" loext:linked-style-name="Основной_20_текст_20__28_29_29_">
      <loext:graphic-properties draw:fill="solid" draw:fill-color="#ffffff"/>
      <style:paragraph-properties fo:margin-left="0in" fo:margin-right="0in" fo:margin-top="0.3335in" fo:margin-bottom="0in" style:contextual-spacing="false" fo:line-height="0.1902in" fo:text-align="justify" style:justify-single-word="false" fo:text-indent="1.3193in" style:auto-text-indent="false" fo:background-color="#ffffff"/>
      <style:text-properties fo:font-size="12pt" style:font-size-asian="12pt" style:font-size-complex="12pt"/>
    </style:style>
    <style:style style:name="Основной_20_текст_20__28_13_29_1" style:display-name="Основной текст (13)1" style:family="paragraph" style:parent-style-name="Standard" loext:linked-style-name="Основной_20_текст_20__28_13_29_">
      <loext:graphic-properties draw:fill="solid" draw:fill-color="#ffffff"/>
      <style:paragraph-properties fo:margin-left="0in" fo:margin-right="0in" fo:margin-top="0.3335in" fo:margin-bottom="0in" style:contextual-spacing="false" fo:line-height="0.1902in" fo:text-indent="0.2083in" style:auto-text-indent="false" fo:background-color="#ffffff"/>
      <style:text-properties fo:font-size="12pt" style:font-size-asian="12pt" style:font-size-complex="12pt"/>
    </style:style>
    <style:style style:name="Подпись_20_к_20_таблице1" style:display-name="Подпись к таблице1" style:family="paragraph" style:parent-style-name="Standard" loext:linked-style-name="Подпись_20_к_20_таблице">
      <loext:graphic-properties draw:fill="solid" draw:fill-color="#ffffff"/>
      <style:paragraph-properties fo:margin-top="0in" fo:margin-bottom="0in" style:contextual-spacing="false" style:line-height-at-least="0.1665in" fo:background-color="#ffffff"/>
      <style:text-properties fo:font-size="12pt" style:font-size-asian="12pt" style:font-size-complex="12pt"/>
    </style:style>
    <style:style style:name="Основной_20_текст_20__28_28_29_1" style:display-name="Основной текст (28)1" style:family="paragraph" style:parent-style-name="Standard" loext:linked-style-name="Основной_20_текст_20__28_28_29_">
      <loext:graphic-properties draw:fill="solid" draw:fill-color="#ffffff"/>
      <style:paragraph-properties fo:margin-top="0in" fo:margin-bottom="0in" style:contextual-spacing="false" style:line-height-at-least="0.1665in" fo:background-color="#ffffff"/>
      <style:text-properties style:font-name="Lucida Sans Unicode" fo:font-family="'Lucida Sans Unicode'" style:font-family-generic="roman" style:font-pitch="variable"/>
    </style:style>
    <style:style style:name="Основной_20_текст_20__28_63_29_1" style:display-name="Основной текст (63)1" style:family="paragraph" style:parent-style-name="Standard" loext:linked-style-name="Основной_20_текст_20__28_63_29_">
      <loext:graphic-properties draw:fill="solid" draw:fill-color="#ffffff"/>
      <style:paragraph-properties fo:margin-top="0.1665in" fo:margin-bottom="0in" style:contextual-spacing="false" style:line-height-at-least="0.1665in" fo:background-color="#ffffff"/>
    </style:style>
    <style:style style:name="Основной_20_текст_20__28_62_29_1" style:display-name="Основной текст (62)1" style:family="paragraph" style:parent-style-name="Standard" loext:linked-style-name="Основной_20_текст_20__28_62_29_">
      <loext:graphic-properties draw:fill="solid" draw:fill-color="#ffffff"/>
      <style:paragraph-properties fo:margin-top="0in" fo:margin-bottom="0in" style:contextual-spacing="false" style:line-height-at-least="0.1665in" fo:background-color="#ffffff"/>
      <style:text-properties style:font-name="Lucida Sans Unicode" fo:font-family="'Lucida Sans Unicode'" style:font-family-generic="roman" style:font-pitch="variable"/>
    </style:style>
    <style:style style:name="Основной_20_текст_20__28_48_29_1" style:display-name="Основной текст (48)1" style:family="paragraph" style:parent-style-name="Standard" loext:linked-style-name="Основной_20_текст_20__28_48_29_">
      <loext:graphic-properties draw:fill="solid" draw:fill-color="#ffffff"/>
      <style:paragraph-properties fo:margin-top="0in" fo:margin-bottom="0in" style:contextual-spacing="false" style:line-height-at-least="0.1665in" fo:background-color="#ffffff"/>
      <style:text-properties fo:font-size="12pt" fo:font-weight="bold" style:font-size-asian="12pt" style:font-weight-asian="bold" style:font-size-complex="12pt" style:font-weight-complex="bold"/>
    </style:style>
    <style:style style:name="Основной_20_текст_20__28_24_29_1" style:display-name="Основной текст (24)1" style:family="paragraph" style:parent-style-name="Standard" loext:linked-style-name="Основной_20_текст_20__28_24_29_">
      <loext:graphic-properties draw:fill="solid" draw:fill-color="#ffffff"/>
      <style:paragraph-properties fo:margin-top="0in" fo:margin-bottom="0in" style:contextual-spacing="false" style:line-height-at-least="0.1665in" fo:text-align="center" style:justify-single-word="false" fo:background-color="#ffffff"/>
      <style:text-properties fo:font-size="12pt" style:font-size-asian="12pt" style:font-size-complex="12pt"/>
    </style:style>
    <style:style style:name="Основной_20_текст_20__28_35_29_1" style:display-name="Основной текст (35)1" style:family="paragraph" style:parent-style-name="Standard" loext:linked-style-name="Основной_20_текст_20__28_35_29_">
      <loext:graphic-properties draw:fill="solid" draw:fill-color="#ffffff"/>
      <style:paragraph-properties fo:margin-top="0in" fo:margin-bottom="0in" style:contextual-spacing="false" style:line-height-at-least="0.1665in" fo:background-color="#ffffff"/>
    </style:style>
    <style:style style:name="Основной_20_текст_20__28_32_29_1" style:display-name="Основной текст (32)1" style:family="paragraph" style:parent-style-name="Standard" loext:linked-style-name="Основной_20_текст_20__28_32_29_">
      <loext:graphic-properties draw:fill="solid" draw:fill-color="#ffffff"/>
      <style:paragraph-properties fo:margin-top="0in" fo:margin-bottom="0in" style:contextual-spacing="false" style:line-height-at-least="0.1665in" fo:text-align="justify" style:justify-single-word="false" fo:background-color="#ffffff"/>
    </style:style>
    <style:style style:name="Основной_20_текст_20__28_36_29_1" style:display-name="Основной текст (36)1" style:family="paragraph" style:parent-style-name="Standard" loext:linked-style-name="Основной_20_текст_20__28_36_29_">
      <loext:graphic-properties draw:fill="solid" draw:fill-color="#ffffff"/>
      <style:paragraph-properties fo:margin-top="0in" fo:margin-bottom="0in" style:contextual-spacing="false" style:line-height-at-least="0.1665in" fo:text-align="end" style:justify-single-word="false" fo:background-color="#ffffff"/>
    </style:style>
    <style:style style:name="c31"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49"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2"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105"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25"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47"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86"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Заголовок_20_1_20_Знак" style:display-name="Заголовок 1 Знак"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Заголовок_20_2_20_Знак" style:display-name="Заголовок 2 Знак"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Заголовок_20_3_20_Знак" style:display-name="Заголовок 3 Знак"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Заголовок_20_4_20_Знак" style:display-name="Заголовок 4 Знак"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pple-converted-space" style:family="text" style:parent-style-name="Default_20_Paragraph_20_Font"/>
    <style:style style:name="toctoggle" style:family="text" style:parent-style-name="Default_20_Paragraph_20_Font"/>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mwe-math-mathml-inlin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fo:font-size="10pt" fo:font-weight="bold" style:font-size-asian="10pt" style:font-weight-asian="bold" style:font-size-complex="10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mw-editsection" style:family="text" style:parent-style-name="Default_20_Paragraph_20_Font"/>
    <style:style style:name="mw-editsection-bracket" style:family="text" style:parent-style-name="Default_20_Paragraph_20_Font"/>
    <style:style style:name="mw-editsection-divider" style:family="text" style:parent-style-name="Default_20_Paragraph_20_Font"/>
    <style:style style:name="Основной_20_текст_20_с_20_отступом_20_2_20_Знак" style:display-name="Основной текст с отступом 2 Знак" style:family="text" style:parent-style-name="Default_20_Paragraph_20_Font" loext:linked-style-name="Body_20_Text_20_Indent_20_2">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Основной_20_текст_20_с_20_отступом_20_3_20_Знак" style:display-name="Основной текст с отступом 3 Знак" style:family="text" style:parent-style-name="Default_20_Paragraph_20_Font" loext:linked-style-name="Body_20_Text_20_Indent_20_3">
      <style:text-properties fo:font-size="8pt" style:font-size-asian="8pt" style:font-size-complex="8pt"/>
    </style:style>
    <style:style style:name="инт_5f_2" style:display-name="инт_2" style:family="text" style:parent-style-name="Default_20_Paragraph_20_Font">
      <style:text-properties fo:letter-spacing="0.028in"/>
    </style:style>
    <style:style style:name="загл_5f_инт_5f_2" style:display-name="загл_инт_2" style:family="text" style:parent-style-name="Default_20_Paragraph_20_Font">
      <style:text-properties fo:text-transform="uppercase" style:text-line-through-style="none" style:text-line-through-type="none" style:text-position="0% 100%" fo:letter-spacing="0.028in"/>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20_Знак" style:display-name="Основной текст Знак" style:family="text" style:parent-style-name="Default_20_Paragraph_20_Font"/>
    <style:style style:name="Заголовок_20_Знак" style:display-name="Заголовок Знак" style:family="text" style:parent-style-name="Default_20_Paragraph_20_Font" loext:linked-style-name="Titl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20__28_2_29_" style:display-name="Основной текст (2)" style:family="text" style:parent-style-name="Default_20_Paragraph_20_Font" loext:linked-style-name="Основной_20_текст_20__28_2_29_1">
      <style:text-properties fo:font-size="14pt" fo:font-weight="bold" fo:background-color="#ffffff" style:font-size-asian="14pt" style:font-weight-asian="bold" style:font-size-complex="14pt" style:font-weight-complex="bold"/>
    </style:style>
    <style:style style:name="Основной_20_текст_20__28_2_29__20__2b__20_15_20_pt" style:display-name="Основной текст (2) + 15 pt" style:family="text" style:parent-style-name="Основной_20_текст_20__28_2_29_">
      <style:text-properties fo:font-size="15pt" fo:font-style="italic" fo:font-weight="bold" fo:background-color="#ffffff" style:font-size-asian="15pt" style:font-style-asian="italic" style:font-weight-asian="bold" style:font-size-complex="15pt" style:font-style-complex="italic" style:font-weight-complex="bold"/>
    </style:style>
    <style:style style:name="Основной_20_текст_20__28_3_29_" style:display-name="Основной текст (3)" style:family="text" style:parent-style-name="Default_20_Paragraph_20_Font" loext:linked-style-name="Основной_20_текст_20__28_3_29_1">
      <style:text-properties fo:font-size="12pt" fo:background-color="#ffffff" style:font-size-asian="12pt" style:font-size-complex="12pt"/>
    </style:style>
    <style:style style:name="Основной_20_текст_20__28_15_29_" style:display-name="Основной текст (15)" style:family="text" style:parent-style-name="Default_20_Paragraph_20_Font" loext:linked-style-name="Основной_20_текст_20__28_15_29_1">
      <style:text-properties fo:font-size="12pt" fo:background-color="#ffffff" style:font-size-asian="12pt" style:font-size-complex="12pt"/>
    </style:style>
    <style:style style:name="Основной_20_текст_20__28_54_29_" style:display-name="Основной текст (54)" style:family="text" style:parent-style-name="Default_20_Paragraph_20_Font" loext:linked-style-name="Основной_20_текст_20__28_54_29_1">
      <style:text-properties fo:font-size="12pt" fo:font-weight="bold" fo:background-color="#ffffff" style:font-size-asian="12pt" style:font-weight-asian="bold" style:font-size-complex="12pt" style:font-weight-complex="bold"/>
    </style:style>
    <style:style style:name="Основной_20_текст_20__28_3_29_8" style:display-name="Основной текст (3)8"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Заголовок_20__2116_1" style:display-name="Заголовок №1" style:family="text" style:parent-style-name="Default_20_Paragraph_20_Font" loext:linked-style-name="Заголовок_20__2116_11">
      <style:text-properties fo:font-size="12pt" fo:background-color="#ffffff" style:font-size-asian="12pt" style:font-size-complex="12pt"/>
    </style:style>
    <style:style style:name="Основной_20_текст_20__28_3_29_7" style:display-name="Основной текст (3)7"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3_29_17" style:display-name="Основной текст (3)17" style:family="text" style:parent-style-name="Основной_20_текст_20__28_3_29_">
      <style:text-properties style:font-name="Times New Roman" fo:font-family="'Times New Roman'" style:font-family-generic="roman" style:font-pitch="variable" fo:font-size="12pt" fo:language="en" fo:country="US" fo:background-color="#ffffff" style:font-size-asian="12pt" style:language-asian="en" style:country-asian="US" style:font-name-complex="Times New Roman1" style:font-family-complex="'Times New Roman'" style:font-family-generic-complex="system" style:font-pitch-complex="variable" style:font-size-complex="12pt"/>
    </style:style>
    <style:style style:name="Основной_20_текст_20__28_19_29_" style:display-name="Основной текст (19)" style:family="text" style:parent-style-name="Default_20_Paragraph_20_Font" loext:linked-style-name="Основной_20_текст_20__28_19_29_1">
      <style:text-properties style:font-name="Lucida Sans Unicode" fo:font-family="'Lucida Sans Unicode'" style:font-family-generic="roman" style:font-pitch="variable" fo:font-size="13pt" fo:background-color="#ffffff" style:font-size-asian="13pt" style:font-size-complex="13pt"/>
    </style:style>
    <style:style style:name="Основной_20_текст_20__28_19_29_2" style:display-name="Основной текст (19)2" style:family="text" style:parent-style-name="Основной_20_текст_20__28_19_29_">
      <style:text-properties style:font-name="Lucida Sans Unicode" fo:font-family="'Lucida Sans Unicode'" style:font-family-generic="roman" style:font-pitch="variable" fo:font-size="13pt" fo:background-color="#ffffff" style:font-size-asian="13pt" style:font-size-complex="13pt"/>
    </style:style>
    <style:style style:name="Заголовок_20__2116_13" style:display-name="Заголовок №13" style:family="text" style:parent-style-name="Заголовок_20__2116_1">
      <style:text-properties style:font-name="Times New Roman" fo:font-family="'Times New Roman'" style:font-family-generic="roman" style:font-pitch="variable" fo:font-size="12pt" style:text-underline-style="solid" style:text-underline-width="auto" style:text-underline-color="font-color"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20_29_" style:display-name="Основной текст (20)" style:family="text" style:parent-style-name="Default_20_Paragraph_20_Font" loext:linked-style-name="Основной_20_текст_20__28_20_29_1">
      <style:text-properties fo:font-size="12pt" fo:background-color="#ffffff" style:font-size-asian="12pt" style:font-size-complex="12pt"/>
    </style:style>
    <style:style style:name="Основной_20_текст_20__28_15_29_7" style:display-name="Основной текст (15)7" style:family="text" style:parent-style-name="Основной_20_текст_20__28_15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3_29_6" style:display-name="Основной текст (3)6"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5_29__20__2b__20_MS_20_Gothic" style:display-name="Основной текст (15) + MS Gothic" style:family="text" style:parent-style-name="Основной_20_текст_20__28_15_29_">
      <style:text-properties style:font-name="MS Gothic" fo:font-family="'MS Gothic'" style:font-family-generic="roman" style:font-pitch="variable" fo:font-size="10pt" fo:background-color="#ffffff" style:font-name-asian="MS Gothic1" style:font-family-asian="'MS Gothic'" style:font-family-generic-asian="system" style:font-pitch-asian="variable" style:font-size-asian="10pt" style:font-name-complex="MS Gothic1" style:font-family-complex="'MS Gothic'" style:font-family-generic-complex="system" style:font-pitch-complex="variable" style:font-size-complex="10pt"/>
    </style:style>
    <style:style style:name="Основной_20_текст_20__28_15_29__20__2b__20_MS_20_Gothic1" style:display-name="Основной текст (15) + MS Gothic1" style:family="text" style:parent-style-name="Основной_20_текст_20__28_15_29_">
      <style:text-properties style:font-name="MS Gothic" fo:font-family="'MS Gothic'" style:font-family-generic="roman" style:font-pitch="variable" fo:font-size="10pt" fo:background-color="#ffffff" style:font-name-asian="MS Gothic1" style:font-family-asian="'MS Gothic'" style:font-family-generic-asian="system" style:font-pitch-asian="variable" style:font-size-asian="10pt" style:font-name-complex="MS Gothic1" style:font-family-complex="'MS Gothic'" style:font-family-generic-complex="system" style:font-pitch-complex="variable" style:font-size-complex="10pt"/>
    </style:style>
    <style:style style:name="Основной_20_текст_20__28_15_29_5" style:display-name="Основной текст (15)5" style:family="text" style:parent-style-name="Основной_20_текст_20__28_15_29_">
      <style:text-properties style:font-name="Times New Roman" fo:font-family="'Times New Roman'" style:font-family-generic="roman" style:font-pitch="variable" fo:font-size="12pt" style:text-underline-style="solid" style:text-underline-width="auto" style:text-underline-color="font-color"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5_29_4" style:display-name="Основной текст (15)4" style:family="text" style:parent-style-name="Основной_20_текст_20__28_15_29_">
      <style:text-properties style:font-name="Times New Roman" fo:font-family="'Times New Roman'" style:font-family-generic="roman" style:font-pitch="variable" fo:font-size="12pt" style:text-underline-style="solid" style:text-underline-width="auto" style:text-underline-color="font-color"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5_29_3" style:display-name="Основной текст (15)3" style:family="text" style:parent-style-name="Основной_20_текст_20__28_15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6_29_" style:display-name="Основной текст (16)" style:family="text" style:parent-style-name="Default_20_Paragraph_20_Font" loext:linked-style-name="Основной_20_текст_20__28_16_29_1">
      <style:text-properties fo:font-size="12pt" fo:background-color="#ffffff" style:font-size-asian="12pt" style:font-size-complex="12pt"/>
    </style:style>
    <style:style style:name="Основной_20_текст_20__28_16_29_2" style:display-name="Основной текст (16)2" style:family="text" style:parent-style-name="Основной_20_текст_20__28_16_29_">
      <style:text-properties fo:font-size="12pt" fo:background-color="#ffffff" style:font-size-asian="12pt" style:font-size-complex="12pt"/>
    </style:style>
    <style:style style:name="Подпись_20_к_20_таблице_20__28_2_29_" style:display-name="Подпись к таблице (2)" style:family="text" style:parent-style-name="Default_20_Paragraph_20_Font" loext:linked-style-name="Подпись_20_к_20_таблице_20__28_2_29_1">
      <style:text-properties fo:font-size="12pt" fo:background-color="#ffffff" style:font-size-asian="12pt" style:font-size-complex="12pt"/>
    </style:style>
    <style:style style:name="Подпись_20_к_20_таблице_20__28_2_29_2" style:display-name="Подпись к таблице (2)2" style:family="text" style:parent-style-name="Подпись_20_к_20_таблице_20__28_2_29_">
      <style:text-properties fo:font-size="12pt" fo:background-color="#ffffff" style:font-size-asian="12pt" style:font-size-complex="12pt"/>
    </style:style>
    <style:style style:name="Основной_20_текст_20__28_3_29_5" style:display-name="Основной текст (3)5"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26_29_" style:display-name="Основной текст (26)" style:family="text" style:parent-style-name="Default_20_Paragraph_20_Font" loext:linked-style-name="Основной_20_текст_20__28_26_29_1">
      <style:text-properties fo:font-size="12pt" fo:background-color="#ffffff" style:font-size-asian="12pt" style:font-size-complex="12pt"/>
    </style:style>
    <style:style style:name="Основной_20_текст_20__28_29_29_" style:display-name="Основной текст (29)" style:family="text" style:parent-style-name="Default_20_Paragraph_20_Font" loext:linked-style-name="Основной_20_текст_20__28_29_29_1">
      <style:text-properties fo:font-size="12pt" fo:background-color="#ffffff" style:font-size-asian="12pt" style:font-size-complex="12pt"/>
    </style:style>
    <style:style style:name="Основной_20_текст_20__28_13_29_" style:display-name="Основной текст (13)" style:family="text" style:parent-style-name="Default_20_Paragraph_20_Font" loext:linked-style-name="Основной_20_текст_20__28_13_29_1">
      <style:text-properties fo:font-size="12pt" fo:background-color="#ffffff" style:font-size-asian="12pt" style:font-size-complex="12pt"/>
    </style:style>
    <style:style style:name="Основной_20_текст_20__28_3_29_13" style:display-name="Основной текст (3)13"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3_29_3" style:display-name="Основной текст (13)3" style:family="text" style:parent-style-name="Основной_20_текст_20__28_13_29_">
      <style:text-properties fo:font-size="12pt" fo:background-color="#ffffff" style:font-size-asian="12pt" style:font-size-complex="12pt"/>
    </style:style>
    <style:style style:name="Основной_20_текст_20__28_13_29_2" style:display-name="Основной текст (13)2" style:family="text" style:parent-style-name="Основной_20_текст_20__28_13_29_">
      <style:text-properties fo:font-size="12pt" fo:background-color="#ffffff" style:font-size-asian="12pt" style:font-size-complex="12pt"/>
    </style:style>
    <style:style style:name="Подпись_20_к_20_таблице" style:display-name="Подпись к таблице" style:family="text" style:parent-style-name="Default_20_Paragraph_20_Font" loext:linked-style-name="Подпись_20_к_20_таблице1">
      <style:text-properties fo:font-size="12pt" fo:background-color="#ffffff" style:font-size-asian="12pt" style:font-size-complex="12pt"/>
    </style:style>
    <style:style style:name="Основной_20_текст_20__28_28_29_" style:display-name="Основной текст (28)" style:family="text" style:parent-style-name="Default_20_Paragraph_20_Font" loext:linked-style-name="Основной_20_текст_20__28_28_29_1">
      <style:text-properties style:font-name="Lucida Sans Unicode" fo:font-family="'Lucida Sans Unicode'" style:font-family-generic="roman" style:font-pitch="variable" fo:background-color="#ffffff"/>
    </style:style>
    <style:style style:name="Основной_20_текст_20__28_15_29_2" style:display-name="Основной текст (15)2" style:family="text" style:parent-style-name="Основной_20_текст_20__28_15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63_29_" style:display-name="Основной текст (63)" style:family="text" style:parent-style-name="Default_20_Paragraph_20_Font" loext:linked-style-name="Основной_20_текст_20__28_63_29_1">
      <style:text-properties fo:background-color="#ffffff"/>
    </style:style>
    <style:style style:name="Основной_20_текст_20__28_63_29_2" style:display-name="Основной текст (63)2" style:family="text" style:parent-style-name="Основной_20_текст_20__28_63_29_">
      <style:text-properties fo:background-color="#ffffff"/>
    </style:style>
    <style:style style:name="Основной_20_текст_20__28_62_29_" style:display-name="Основной текст (62)" style:family="text" style:parent-style-name="Default_20_Paragraph_20_Font" loext:linked-style-name="Основной_20_текст_20__28_62_29_1">
      <style:text-properties style:font-name="Lucida Sans Unicode" fo:font-family="'Lucida Sans Unicode'" style:font-family-generic="roman" style:font-pitch="variable" fo:background-color="#ffffff"/>
    </style:style>
    <style:style style:name="Основной_20_текст_20__28_62_29_2" style:display-name="Основной текст (62)2" style:family="text" style:parent-style-name="Основной_20_текст_20__28_62_29_">
      <style:text-properties style:font-name="Lucida Sans Unicode" fo:font-family="'Lucida Sans Unicode'" style:font-family-generic="roman" style:font-pitch="variable" fo:background-color="#ffffff"/>
    </style:style>
    <style:style style:name="Основной_20_текст_20__28_3_29_2" style:display-name="Основной текст (3)2"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48_29_" style:display-name="Основной текст (48)" style:family="text" style:parent-style-name="Default_20_Paragraph_20_Font" loext:linked-style-name="Основной_20_текст_20__28_48_29_1">
      <style:text-properties fo:font-size="12pt" fo:font-weight="bold" fo:background-color="#ffffff" style:font-size-asian="12pt" style:font-weight-asian="bold" style:font-size-complex="12pt" style:font-weight-complex="bold"/>
    </style:style>
    <style:style style:name="citation" style:family="text" style:parent-style-name="Default_20_Paragraph_20_Font"/>
    <style:style style:name="iw" style:family="text" style:parent-style-name="Default_20_Paragraph_20_Font"/>
    <style:style style:name="iw_5f__5f_tooltip" style:display-name="iw__tooltip" style:family="text" style:parent-style-name="Default_20_Paragraph_20_Font"/>
    <style:style style:name="ipa" style:family="text" style:parent-style-name="Default_20_Paragraph_20_Font"/>
    <style:style style:name="noprint" style:family="text" style:parent-style-name="Default_20_Paragraph_20_Font"/>
    <style:style style:name="Основной_20_текст_20__28_3_29_12" style:display-name="Основной текст (3)12"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language-complex="ar" style:country-complex="SA"/>
    </style:style>
    <style:style style:name="Основной_20_текст_20__28_3_29_11" style:display-name="Основной текст (3)11"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language-complex="ar" style:country-complex="SA"/>
    </style:style>
    <style:style style:name="Основной_20_текст_20__28_24_29_" style:display-name="Основной текст (24)" style:family="text" style:parent-style-name="Default_20_Paragraph_20_Font" loext:linked-style-name="Основной_20_текст_20__28_24_29_1">
      <style:text-properties fo:font-size="12pt" fo:background-color="#ffffff" style:font-size-asian="12pt" style:font-size-complex="12pt"/>
    </style:style>
    <style:style style:name="Основной_20_текст_20__28_35_29_" style:display-name="Основной текст (35)" style:family="text" style:parent-style-name="Default_20_Paragraph_20_Font" loext:linked-style-name="Основной_20_текст_20__28_35_29_1">
      <style:text-properties fo:background-color="#ffffff"/>
    </style:style>
    <style:style style:name="Основной_20_текст_20__28_32_29_" style:display-name="Основной текст (32)" style:family="text" style:parent-style-name="Default_20_Paragraph_20_Font" loext:linked-style-name="Основной_20_текст_20__28_32_29_1">
      <style:text-properties fo:background-color="#ffffff"/>
    </style:style>
    <style:style style:name="Основной_20_текст_20__28_36_29_" style:display-name="Основной текст (36)" style:family="text" style:parent-style-name="Default_20_Paragraph_20_Font" loext:linked-style-name="Основной_20_текст_20__28_36_29_1">
      <style:text-properties fo:background-color="#ffffff"/>
    </style:style>
    <style:style style:name="Основной_20_текст_20__28_24_29_2" style:display-name="Основной текст (24)2" style:family="text" style:parent-style-name="Основной_20_текст_20__28_24_29_">
      <style:text-properties fo:font-size="12pt" fo:background-color="#ffffff" style:font-size-asian="12pt" style:font-size-complex="12pt"/>
    </style:style>
    <style:style style:name="Основной_20_текст_20__28_36_29_3" style:display-name="Основной текст (36)3" style:family="text" style:parent-style-name="Основной_20_текст_20__28_36_29_">
      <style:text-properties fo:font-size="12pt" fo:background-color="#ffffff" style:font-size-asian="12pt" style:font-size-complex="12pt"/>
    </style:style>
    <style:style style:name="Основной_20_текст_20__28_35_29_3" style:display-name="Основной текст (35)3" style:family="text" style:parent-style-name="Основной_20_текст_20__28_35_29_">
      <style:text-properties fo:font-size="12pt" fo:background-color="#ffffff" style:font-size-asian="12pt" style:font-size-complex="12pt"/>
    </style:style>
    <style:style style:name="c26" style:family="text" style:parent-style-name="Default_20_Paragraph_20_Font"/>
    <style:style style:name="c21" style:family="text" style:parent-style-name="Default_20_Paragraph_20_Font"/>
    <style:style style:name="c34" style:family="text" style:parent-style-name="Default_20_Paragraph_20_Font"/>
    <style:style style:name="contact-name" style:family="text" style:parent-style-name="Default_20_Paragraph_20_Font"/>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bold"/>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fo:font-weight="bold" style:font-weight-asian="bold"/>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fo:font-style="normal" fo:font-weight="bold" style:font-style-asian="normal" style:font-weight-asian="bold" style:font-name-complex="Times New Roman1" style:font-family-complex="'Times New Roman'" style:font-family-generic-complex="system" style:font-pitch-complex="variable" style:font-style-complex="normal" style:font-weight-complex="bold"/>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374in" fo:margin-left="0.4374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5in" fo:margin-left="1.052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75in" fo:margin-left="1.8543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in" fo:margin-left="2.6563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25in" fo:margin-left="3.4583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5in" fo:margin-left="4.2602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5in" fo:margin-left="4.8126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75in" fo:margin-left="5.614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in" fo:margin-left="6.4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4583in" fo:text-indent="-0.1252in" fo:margin-left="1.4583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2.9583in" fo:text-indent="-0.1252in" fo:margin-left="2.958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583in" fo:text-indent="-0.25in" fo:margin-left="3.4583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3.9583in" fo:text-indent="-0.25in" fo:margin-left="3.9583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4583in" fo:text-indent="-0.1252in" fo:margin-left="4.45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6">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20" loext:num-list-format="%1%.%2%." style:num-suffix="." style:num-format="1" text:start-value="2" text:display-levels="2">
        <style:list-level-properties text:list-level-position-and-space-mode="label-alignment">
          <style:list-level-label-alignment text:label-followed-by="listtab" fo:text-indent="-0.5in" fo:margin-left="1.0417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2.0756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2.375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916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3.7083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4.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5.0417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5.8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7602in" fo:text-indent="-0.5102in" fo:margin-left="0.7602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70">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ana</meta:initial-creator>
    <meta:editing-cycles>12</meta:editing-cycles>
    <meta:print-date>2021-10-27T18:58:00</meta:print-date>
    <meta:creation-date>2022-11-29T02:47:00</meta:creation-date>
    <dc:date>2022-12-21T11:34:29.959258433</dc:date>
    <meta:editing-duration>PT1M56S</meta:editing-duration>
    <meta:generator>LibreOffice/7.4.2.3$Linux_X86_64 LibreOffice_project/40$Build-3</meta:generator>
    <meta:document-statistic meta:table-count="11" meta:image-count="0" meta:object-count="12" meta:page-count="4" meta:paragraph-count="300" meta:word-count="979" meta:character-count="5325" meta:non-whitespace-character-count="2299"/>
    <meta:user-defined meta:name="AppVersion">16.0000</meta:user-defined>
    <meta:user-defined meta:name="Company">ITMO</meta:user-defined>
    <meta:template xlink:type="simple" xlink:actuate="onRequest" xlink:title="Normal.dotm" xlink:href=""/>
  </office:meta>
</office:document-meta>
</file>

<file path=Object 1/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10/content.xml><?xml version="1.0" encoding="utf-8"?>
<math xmlns="http://www.w3.org/1998/Math/MathML" display="block">
  <semantics>
    <mfrac>
      <mn>0,00242578125</mn>
      <mn>0,541</mn>
    </mfrac>
    <annotation encoding="StarMath 5.0">{0,00242578125 } over {0,541}</annotation>
  </semantics>
</math>
</file>

<file path=Object 11/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12/content.xml><?xml version="1.0" encoding="utf-8"?>
<math xmlns="http://www.w3.org/1998/Math/MathML" display="block">
  <semantics>
    <mfrac>
      <mrow>
        <mo stretchy="false">−</mo>
        <mn>00242578125</mn>
      </mrow>
      <mrow>
        <mo stretchy="false">−</mo>
        <mn>0.541</mn>
      </mrow>
    </mfrac>
    <annotation encoding="StarMath 5.0">{-00242578125 } over {-0.541}</annotation>
  </semantics>
</math>
</file>

<file path=Object 2/content.xml><?xml version="1.0" encoding="utf-8"?>
<math xmlns="http://www.w3.org/1998/Math/MathML" display="block">
  <semantics>
    <mrow>
      <mrow>
        <mfrac>
          <mrow>
            <mo stretchy="false">−</mo>
            <mn>0,00025</mn>
          </mrow>
          <mn>1,031</mn>
        </mfrac>
        <mo stretchy="false">∗</mo>
        <mn>100</mn>
      </mrow>
      <mtext>%</mtext>
    </mrow>
    <annotation encoding="StarMath 5.0">{-0,00025} over {1,031} *100%</annotation>
  </semantics>
</math>
</file>

<file path=Object 3/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4/content.xml><?xml version="1.0" encoding="utf-8"?>
<math xmlns="http://www.w3.org/1998/Math/MathML" display="block">
  <semantics>
    <mrow>
      <mrow>
        <mfrac>
          <mrow>
            <mo stretchy="false">−</mo>
            <mn>0,000015625</mn>
          </mrow>
          <mn>0,541</mn>
        </mfrac>
        <mo stretchy="false">∗</mo>
        <mn>100</mn>
      </mrow>
      <mtext>%</mtext>
    </mrow>
    <annotation encoding="StarMath 5.0">{-0,000015625 } over {0,541} *100%</annotation>
  </semantics>
</math>
</file>

<file path=Object 5/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6/content.xml><?xml version="1.0" encoding="utf-8"?>
<math xmlns="http://www.w3.org/1998/Math/MathML" display="block">
  <semantics>
    <mrow>
      <mrow>
        <mfrac>
          <mrow>
            <mn>0</mn>
            <mi>,</mi>
            <mn>000015625</mn>
          </mrow>
          <mrow>
            <mo stretchy="false">−</mo>
            <mn>0,541</mn>
          </mrow>
        </mfrac>
        <mo stretchy="false">∗</mo>
        <mn>100</mn>
      </mrow>
      <mtext>%</mtext>
    </mrow>
    <annotation encoding="StarMath 5.0">{0, 000015625 } over {-0,541} *100%</annotation>
  </semantics>
</math>
</file>

<file path=Object 7/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8/content.xml><?xml version="1.0" encoding="utf-8"?>
<math xmlns="http://www.w3.org/1998/Math/MathML" display="block">
  <semantics>
    <mfrac>
      <mrow>
        <mo stretchy="false">−</mo>
        <mn>0,002203125</mn>
      </mrow>
      <mn>1,031</mn>
    </mfrac>
    <annotation encoding="StarMath 5.0">{-0,002203125 } over {1,031}</annotation>
  </semantics>
</math>
</file>

<file path=Object 9/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